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39">
            <text:p>23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96">
            <text:p>39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09">
            <text:p>50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3395">
            <text:p>2339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3473">
            <text:p>234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801">
            <text:p>298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3">
            <text:p>2021-03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17)">
            <text:p>(0.9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9">
            <text:p>1.0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3.5">
            <text:p>3.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0.000491297024143739">
            <text:p>0.000491297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1.00172001267512">
            <text:p>1.0017200127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236">
            <text:p>7236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32.875">
            <text:p>32.87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454325594250967">
            <text:p>0.0045432559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1594185250092">
            <text:p>1.0159418525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160">
            <text:p>14160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235">
            <text:p>23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65960451977401">
            <text:p>0.0165960452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5862599847585">
            <text:p>1.0586259985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461">
            <text:p>15461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289.875">
            <text:p>289.875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87487872711985">
            <text:p>0.0187487873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6630972881651">
            <text:p>1.0663097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892">
            <text:p>10892</text:p>
          </table:table-cell>
          <table:table-cell office:value-type="float" office:value="15053">
            <text:p>15053</text:p>
          </table:table-cell>
          <table:table-cell office:value-type="float" office:value="3.5">
            <text:p>3.5</text:p>
          </table:table-cell>
          <table:table-cell office:value-type="float" office:value="-92.125">
            <text:p>-92.125</text:p>
          </table:table-cell>
          <table:table-cell office:value-type="float" office:value="322.5">
            <text:p>322.5</text:p>
          </table:table-cell>
          <table:table-cell office:value-type="float" office:value="0.000491297024143739">
            <text:p>0.000491297</text:p>
          </table:table-cell>
          <table:table-cell office:value-type="float" office:value="-0.00845804260007345">
            <text:p>-0.0084580426</text:p>
          </table:table-cell>
          <table:table-cell office:value-type="float" office:value="0.0214243008038265">
            <text:p>0.0214243008</text:p>
          </table:table-cell>
          <table:table-cell office:value-type="float" office:value="1.00172001267512">
            <text:p>1.0017200127</text:p>
          </table:table-cell>
          <table:table-cell office:value-type="float" office:value="0.970537066329607">
            <text:p>0.9705370663</text:p>
          </table:table-cell>
          <table:table-cell office:value-type="float" office:value="1.07588469411666">
            <text:p>1.075884694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986654602988">
            <text:p>32.69866546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280">
            <text:p>7280</text:p>
          </table:table-cell>
          <table:table-cell office:value-type="float" office:value="10238">
            <text:p>10238</text:p>
          </table:table-cell>
          <table:table-cell office:value-type="float" office:value="14381">
            <text:p>14381</text:p>
          </table:table-cell>
          <table:table-cell office:value-type="float" office:value="89.25">
            <text:p>89.25</text:p>
          </table:table-cell>
          <table:table-cell office:value-type="float" office:value="-60.25">
            <text:p>-60.25</text:p>
          </table:table-cell>
          <table:table-cell office:value-type="float" office:value="493.75">
            <text:p>493.75</text:p>
          </table:table-cell>
          <table:table-cell office:value-type="float" office:value="0.0122596153846154">
            <text:p>0.0122596154</text:p>
          </table:table-cell>
          <table:table-cell office:value-type="float" office:value="-0.00588493846454386">
            <text:p>-0.0058849385</text:p>
          </table:table-cell>
          <table:table-cell office:value-type="float" office:value="0.0343334955844517">
            <text:p>0.0343334956</text:p>
          </table:table-cell>
          <table:table-cell office:value-type="float" office:value="1.04320323825814">
            <text:p>1.0432032383</text:p>
          </table:table-cell>
          <table:table-cell office:value-type="float" office:value="0.97947059507553">
            <text:p>0.9794705951</text:p>
          </table:table-cell>
          <table:table-cell office:value-type="float" office:value="1.12247766082691">
            <text:p>1.1224776608</text:p>
          </table:table-cell>
          <table:table-cell table:number-columns-repeated="2" office:value-type="float" office:value="0">
            <text:p>0</text:p>
          </table:table-cell>
          <table:table-cell office:value-type="float" office:value="20.5332811569577">
            <text:p>20.53328115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8">
            <text:p>10288</text:p>
          </table:table-cell>
          <table:table-cell office:value-type="float" office:value="14762">
            <text:p>14762</text:p>
          </table:table-cell>
          <table:table-cell office:value-type="float" office:value="66.25">
            <text:p>66.25</text:p>
          </table:table-cell>
          <table:table-cell office:value-type="float" office:value="136.5">
            <text:p>136.5</text:p>
          </table:table-cell>
          <table:table-cell office:value-type="float" office:value="439.375">
            <text:p>439.375</text:p>
          </table:table-cell>
          <table:table-cell office:value-type="float" office:value="0.0089551230062179">
            <text:p>0.008955123</text:p>
          </table:table-cell>
          <table:table-cell office:value-type="float" office:value="0.0132678849144635">
            <text:p>0.0132678849</text:p>
          </table:table-cell>
          <table:table-cell office:value-type="float" office:value="0.0297639208779298">
            <text:p>0.0297639209</text:p>
          </table:table-cell>
          <table:table-cell office:value-type="float" office:value="1.03150011120875">
            <text:p>1.0315001112</text:p>
          </table:table-cell>
          <table:table-cell office:value-type="float" office:value="1.04678262927002">
            <text:p>1.0467826293</text:p>
          </table:table-cell>
          <table:table-cell office:value-type="float" office:value="1.10591006940537">
            <text:p>1.1059100694</text:p>
          </table:table-cell>
          <table:table-cell table:number-columns-repeated="2" office:value-type="float" office:value="0">
            <text:p>0</text:p>
          </table:table-cell>
          <table:table-cell office:value-type="float" office:value="23.6330471634414">
            <text:p>23.633047163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855">
            <text:p>10855</text:p>
          </table:table-cell>
          <table:table-cell office:value-type="float" office:value="15461">
            <text:p>15461</text:p>
          </table:table-cell>
          <table:table-cell office:value-type="float" office:value="109.375">
            <text:p>109.375</text:p>
          </table:table-cell>
          <table:table-cell office:value-type="float" office:value="86.5">
            <text:p>86.5</text:p>
          </table:table-cell>
          <table:table-cell office:value-type="float" office:value="289.875">
            <text:p>289.875</text:p>
          </table:table-cell>
          <table:table-cell office:value-type="float" office:value="0.0153530320044919">
            <text:p>0.015353032</text:p>
          </table:table-cell>
          <table:table-cell office:value-type="float" office:value="0.00796867802855827">
            <text:p>0.007968678</text:p>
          </table:table-cell>
          <table:table-cell office:value-type="float" office:value="0.0187487872711985">
            <text:p>0.0187487873</text:p>
          </table:table-cell>
          <table:table-cell office:value-type="float" office:value="1.05419761457551">
            <text:p>1.0541976146</text:p>
          </table:table-cell>
          <table:table-cell office:value-type="float" office:value="1.02801483276582">
            <text:p>1.0280148328</text:p>
          </table:table-cell>
          <table:table-cell office:value-type="float" office:value="1.06630972881651">
            <text:p>1.06630972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7190">
            <text:p>7190</text:p>
          </table:table-cell>
          <table:table-cell office:value-type="float" office:value="10868">
            <text:p>10868</text:p>
          </table:table-cell>
          <table:table-cell office:value-type="float" office:value="15027">
            <text:p>15027</text:p>
          </table:table-cell>
          <table:table-cell office:value-type="float" office:value="37.875">
            <text:p>37.875</text:p>
          </table:table-cell>
          <table:table-cell office:value-type="float" office:value="248.375">
            <text:p>248.375</text:p>
          </table:table-cell>
          <table:table-cell office:value-type="float" office:value="305">
            <text:p>305</text:p>
          </table:table-cell>
          <table:table-cell office:value-type="float" office:value="0.00526773296244784">
            <text:p>0.005267733</text:p>
          </table:table-cell>
          <table:table-cell office:value-type="float" office:value="0.0228537909458962">
            <text:p>0.0228537909</text:p>
          </table:table-cell>
          <table:table-cell office:value-type="float" office:value="0.0202967990949624">
            <text:p>0.0202967991</text:p>
          </table:table-cell>
          <table:table-cell office:value-type="float" office:value="1.01849145342927">
            <text:p>1.0184914534</text:p>
          </table:table-cell>
          <table:table-cell office:value-type="float" office:value="1.08101196800141">
            <text:p>1.081011968</text:p>
          </table:table-cell>
          <table:table-cell office:value-type="float" office:value="1.07184623853723">
            <text:p>1.0718462385</text:p>
          </table:table-cell>
          <table:table-cell office:value-type="float" office:value="0">
            <text:p>0</text:p>
          </table:table-cell>
          <table:table-cell office:value-type="float" office:value="30.6749052461703">
            <text:p>30.6749052462</text:p>
          </table:table-cell>
          <table:table-cell office:value-type="float" office:value="34.4959791196845">
            <text:p>34.495979119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815">
            <text:p>815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296">
            <text:p>7296</text:p>
          </table:table-cell>
          <table:table-cell office:value-type="float" office:value="10690">
            <text:p>10690</text:p>
          </table:table-cell>
          <table:table-cell office:value-type="float" office:value="16338">
            <text:p>16338</text:p>
          </table:table-cell>
          <table:table-cell office:value-type="float" office:value="59.75">
            <text:p>59.75</text:p>
          </table:table-cell>
          <table:table-cell office:value-type="float" office:value="277.75">
            <text:p>277.75</text:p>
          </table:table-cell>
          <table:table-cell office:value-type="float" office:value="17.125">
            <text:p>17.125</text:p>
          </table:table-cell>
          <table:table-cell office:value-type="float" office:value="0.00818941885964912">
            <text:p>0.0081894189</text:p>
          </table:table-cell>
          <table:table-cell office:value-type="float" office:value="0.0259822263797942">
            <text:p>0.0259822264</text:p>
          </table:table-cell>
          <table:table-cell office:value-type="float" office:value="0.00104816991063778">
            <text:p>0.0010481699</text:p>
          </table:table-cell>
          <table:table-cell office:value-type="float" office:value="1.02879441650804">
            <text:p>1.0287944165</text:p>
          </table:table-cell>
          <table:table-cell office:value-type="float" office:value="1.09226094146108">
            <text:p>1.0922609415</text:p>
          </table:table-cell>
          <table:table-cell office:value-type="float" office:value="1.00367074806115">
            <text:p>1.0036707481</text:p>
          </table:table-cell>
          <table:table-cell office:value-type="float" office:value="0">
            <text:p>0</text:p>
          </table:table-cell>
          <table:table-cell office:value-type="float" office:value="27.0228358510289">
            <text:p>27.022835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885">
            <text:p>7885</text:p>
          </table:table-cell>
          <table:table-cell office:value-type="float" office:value="10802">
            <text:p>10802</text:p>
          </table:table-cell>
          <table:table-cell office:value-type="float" office:value="17231">
            <text:p>17231</text:p>
          </table:table-cell>
          <table:table-cell office:value-type="float" office:value="128.75">
            <text:p>128.75</text:p>
          </table:table-cell>
          <table:table-cell office:value-type="float" office:value="314.625">
            <text:p>314.625</text:p>
          </table:table-cell>
          <table:table-cell office:value-type="float" office:value="-31.75">
            <text:p>-31.75</text:p>
          </table:table-cell>
          <table:table-cell office:value-type="float" office:value="0.0163284717818643">
            <text:p>0.0163284718</text:p>
          </table:table-cell>
          <table:table-cell office:value-type="float" office:value="0.0291265506387706">
            <text:p>0.0291265506</text:p>
          </table:table-cell>
          <table:table-cell office:value-type="float" office:value="-0.00184260925076896">
            <text:p>-0.0018426093</text:p>
          </table:table-cell>
          <table:table-cell office:value-type="float" office:value="1.05767222445836">
            <text:p>1.0576722245</text:p>
          </table:table-cell>
          <table:table-cell office:value-type="float" office:value="1.10360570490184">
            <text:p>1.1036057049</text:p>
          </table:table-cell>
          <table:table-cell office:value-type="float" office:value="0.993557522231657">
            <text:p>0.9935575222</text:p>
          </table:table-cell>
          <table:table-cell office:value-type="float" office:value="0">
            <text:p>0</text:p>
          </table:table-cell>
          <table:table-cell office:value-type="float" office:value="24.1426930463786">
            <text:p>24.1426930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524">
            <text:p>8524</text:p>
          </table:table-cell>
          <table:table-cell office:value-type="float" office:value="11386">
            <text:p>11386</text:p>
          </table:table-cell>
          <table:table-cell office:value-type="float" office:value="16418">
            <text:p>16418</text:p>
          </table:table-cell>
          <table:table-cell office:value-type="float" office:value="103.5">
            <text:p>103.5</text:p>
          </table:table-cell>
          <table:table-cell office:value-type="float" office:value="169.25">
            <text:p>169.25</text:p>
          </table:table-cell>
          <table:table-cell office:value-type="float" office:value="21.25">
            <text:p>21.25</text:p>
          </table:table-cell>
          <table:table-cell office:value-type="float" office:value="0.0121421867667762">
            <text:p>0.0121421868</text:p>
          </table:table-cell>
          <table:table-cell office:value-type="float" office:value="0.0148647461795187">
            <text:p>0.0148647462</text:p>
          </table:table-cell>
          <table:table-cell office:value-type="float" office:value="0.00129431112193933">
            <text:p>0.0012943111</text:p>
          </table:table-cell>
          <table:table-cell office:value-type="float" office:value="1.0427866217747">
            <text:p>1.0427866218</text:p>
          </table:table-cell>
          <table:table-cell office:value-type="float" office:value="1.05245969455912">
            <text:p>1.0524596946</text:p>
          </table:table-cell>
          <table:table-cell office:value-type="float" office:value="1.0045333723997">
            <text:p>1.0045333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8424">
            <text:p>8424</text:p>
          </table:table-cell>
          <table:table-cell office:value-type="float" office:value="10895">
            <text:p>10895</text:p>
          </table:table-cell>
          <table:table-cell office:value-type="float" office:value="15027">
            <text:p>15027</text:p>
          </table:table-cell>
          <table:table-cell office:value-type="float" office:value="89.5">
            <text:p>89.5</text:p>
          </table:table-cell>
          <table:table-cell office:value-type="float" office:value="-13.5">
            <text:p>-13.5</text:p>
          </table:table-cell>
          <table:table-cell office:value-type="float" office:value="305">
            <text:p>305</text:p>
          </table:table-cell>
          <table:table-cell office:value-type="float" office:value="0.0106244064577398">
            <text:p>0.0106244065</text:p>
          </table:table-cell>
          <table:table-cell office:value-type="float" office:value="-0.00123910050481872">
            <text:p>-0.0012391005</text:p>
          </table:table-cell>
          <table:table-cell office:value-type="float" office:value="0.0202967990949624">
            <text:p>0.0202967991</text:p>
          </table:table-cell>
          <table:table-cell office:value-type="float" office:value="1.03740666350674">
            <text:p>1.0374066635</text:p>
          </table:table-cell>
          <table:table-cell office:value-type="float" office:value="0.995666157558454">
            <text:p>0.9956661576</text:p>
          </table:table-cell>
          <table:table-cell office:value-type="float" office:value="1.07184623853723">
            <text:p>1.0718462385</text:p>
          </table:table-cell>
          <table:table-cell table:number-columns-repeated="2" office:value-type="float" office:value="0">
            <text:p>0</text:p>
          </table:table-cell>
          <table:table-cell office:value-type="float" office:value="34.4959791196845">
            <text:p>34.495979119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186">
            <text:p>8186</text:p>
          </table:table-cell>
          <table:table-cell office:value-type="float" office:value="10690">
            <text:p>10690</text:p>
          </table:table-cell>
          <table:table-cell office:value-type="float" office:value="16020">
            <text:p>16020</text:p>
          </table:table-cell>
          <table:table-cell office:value-type="float" office:value="246">
            <text:p>246</text:p>
          </table:table-cell>
          <table:table-cell office:value-type="float" office:value="277.75">
            <text:p>277.75</text:p>
          </table:table-cell>
          <table:table-cell office:value-type="float" office:value="-152.5">
            <text:p>-152.5</text:p>
          </table:table-cell>
          <table:table-cell office:value-type="float" office:value="0.0300513071096995">
            <text:p>0.0300513071</text:p>
          </table:table-cell>
          <table:table-cell office:value-type="float" office:value="0.0259822263797942">
            <text:p>0.0259822264</text:p>
          </table:table-cell>
          <table:table-cell office:value-type="float" office:value="-0.00951935081148564">
            <text:p>-0.0095193508</text:p>
          </table:table-cell>
          <table:table-cell office:value-type="float" office:value="1.10694961375959">
            <text:p>1.1069496138</text:p>
          </table:table-cell>
          <table:table-cell office:value-type="float" office:value="1.09226094146108">
            <text:p>1.0922609415</text:p>
          </table:table-cell>
          <table:table-cell office:value-type="float" office:value="0.96685988351795">
            <text:p>0.9668598835</text:p>
          </table:table-cell>
          <table:table-cell office:value-type="float" office:value="23.4103219728196">
            <text:p>23.4103219728</text:p>
          </table:table-cell>
          <table:table-cell office:value-type="float" office:value="27.0228358510289">
            <text:p>27.022835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8042">
            <text:p>8042</text:p>
          </table:table-cell>
          <table:table-cell office:value-type="float" office:value="10812">
            <text:p>10812</text:p>
          </table:table-cell>
          <table:table-cell office:value-type="float" office:value="17183">
            <text:p>17183</text:p>
          </table:table-cell>
          <table:table-cell office:value-type="float" office:value="30">
            <text:p>30</text:p>
          </table:table-cell>
          <table:table-cell office:value-type="float" office:value="295.125">
            <text:p>295.125</text:p>
          </table:table-cell>
          <table:table-cell office:value-type="float" office:value="12.625">
            <text:p>12.625</text:p>
          </table:table-cell>
          <table:table-cell office:value-type="float" office:value="0.00373041531957225">
            <text:p>0.0037304153</text:p>
          </table:table-cell>
          <table:table-cell office:value-type="float" office:value="0.0272960599334073">
            <text:p>0.0272960599</text:p>
          </table:table-cell>
          <table:table-cell office:value-type="float" office:value="0.000734737822266193">
            <text:p>0.0007347378</text:p>
          </table:table-cell>
          <table:table-cell office:value-type="float" office:value="1.01308372897548">
            <text:p>1.013083729</text:p>
          </table:table-cell>
          <table:table-cell office:value-type="float" office:value="1.09699655654719">
            <text:p>1.0969965565</text:p>
          </table:table-cell>
          <table:table-cell office:value-type="float" office:value="1.00257264046368">
            <text:p>1.0025726405</text:p>
          </table:table-cell>
          <table:table-cell office:value-type="float" office:value="0">
            <text:p>0</text:p>
          </table:table-cell>
          <table:table-cell office:value-type="float" office:value="25.7386896117721">
            <text:p>25.73868961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767">
            <text:p>767</text:p>
          </table:table-cell>
          <table:table-cell table:number-columns-repeated="2" office:value-type="float" office:value="340">
            <text:p>340</text:p>
          </table:table-cell>
          <table:table-cell office:value-type="float" office:value="8454">
            <text:p>8454</text:p>
          </table:table-cell>
          <table:table-cell office:value-type="float" office:value="10953">
            <text:p>10953</text:p>
          </table:table-cell>
          <table:table-cell office:value-type="float" office:value="16407">
            <text:p>16407</text:p>
          </table:table-cell>
          <table:table-cell office:value-type="float" office:value="61.25">
            <text:p>61.25</text:p>
          </table:table-cell>
          <table:table-cell office:value-type="float" office:value="58.875">
            <text:p>58.875</text:p>
          </table:table-cell>
          <table:table-cell office:value-type="float" office:value="23.875">
            <text:p>23.875</text:p>
          </table:table-cell>
          <table:table-cell office:value-type="float" office:value="0.00724509108114502">
            <text:p>0.0072450911</text:p>
          </table:table-cell>
          <table:table-cell office:value-type="float" office:value="0.00537523966036702">
            <text:p>0.0053752397</text:p>
          </table:table-cell>
          <table:table-cell office:value-type="float" office:value="0.00145517157310904">
            <text:p>0.0014551716</text:p>
          </table:table-cell>
          <table:table-cell office:value-type="float" office:value="1.02546070181976">
            <text:p>1.0254607018</text:p>
          </table:table-cell>
          <table:table-cell office:value-type="float" office:value="1.01886996948604">
            <text:p>1.0188699695</text:p>
          </table:table-cell>
          <table:table-cell office:value-type="float" office:value="1.00509725085352">
            <text:p>1.00509725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460">
            <text:p>8460</text:p>
          </table:table-cell>
          <table:table-cell office:value-type="float" office:value="10902">
            <text:p>10902</text:p>
          </table:table-cell>
          <table:table-cell office:value-type="float" office:value="16101">
            <text:p>16101</text:p>
          </table:table-cell>
          <table:table-cell office:value-type="float" office:value="108.375">
            <text:p>108.375</text:p>
          </table:table-cell>
          <table:table-cell office:value-type="float" office:value="169.625">
            <text:p>169.625</text:p>
          </table:table-cell>
          <table:table-cell office:value-type="float" office:value="68.875">
            <text:p>68.875</text:p>
          </table:table-cell>
          <table:table-cell office:value-type="float" office:value="0.0128102836879433">
            <text:p>0.0128102837</text:p>
          </table:table-cell>
          <table:table-cell office:value-type="float" office:value="0.0155590717299578">
            <text:p>0.0155590717</text:p>
          </table:table-cell>
          <table:table-cell office:value-type="float" office:value="0.00427768461586237">
            <text:p>0.0042776846</text:p>
          </table:table-cell>
          <table:table-cell office:value-type="float" office:value="1.04515763550941">
            <text:p>1.0451576355</text:p>
          </table:table-cell>
          <table:table-cell office:value-type="float" office:value="1.05493123709252">
            <text:p>1.0549312371</text:p>
          </table:table-cell>
          <table:table-cell office:value-type="float" office:value="1.01500776138344">
            <text:p>1.01500776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8092">
            <text:p>8092</text:p>
          </table:table-cell>
          <table:table-cell office:value-type="float" office:value="11696">
            <text:p>11696</text:p>
          </table:table-cell>
          <table:table-cell office:value-type="float" office:value="19123">
            <text:p>19123</text:p>
          </table:table-cell>
          <table:table-cell office:value-type="float" office:value="205.5">
            <text:p>205.5</text:p>
          </table:table-cell>
          <table:table-cell office:value-type="float" office:value="7.875">
            <text:p>7.875</text:p>
          </table:table-cell>
          <table:table-cell office:value-type="float" office:value="95.5">
            <text:p>95.5</text:p>
          </table:table-cell>
          <table:table-cell office:value-type="float" office:value="0.0253954522985665">
            <text:p>0.0253954523</text:p>
          </table:table-cell>
          <table:table-cell office:value-type="float" office:value="0.000673307113543092">
            <text:p>0.0006733071</text:p>
          </table:table-cell>
          <table:table-cell office:value-type="float" office:value="0.00499398629922083">
            <text:p>0.0049939863</text:p>
          </table:table-cell>
          <table:table-cell office:value-type="float" office:value="1.09014814387998">
            <text:p>1.0901481439</text:p>
          </table:table-cell>
          <table:table-cell office:value-type="float" office:value="1.00235746344864">
            <text:p>1.0023574634</text:p>
          </table:table-cell>
          <table:table-cell office:value-type="float" office:value="1.01752783424962">
            <text:p>1.0175278342</text:p>
          </table:table-cell>
          <table:table-cell office:value-type="float" office:value="27.6392709362874">
            <text:p>27.63927093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8269">
            <text:p>8269</text:p>
          </table:table-cell>
          <table:table-cell office:value-type="float" office:value="12758">
            <text:p>12758</text:p>
          </table:table-cell>
          <table:table-cell office:value-type="float" office:value="17303">
            <text:p>17303</text:p>
          </table:table-cell>
          <table:table-cell office:value-type="float" office:value="6.25">
            <text:p>6.25</text:p>
          </table:table-cell>
          <table:table-cell office:value-type="float" office:value="88.75">
            <text:p>88.75</text:p>
          </table:table-cell>
          <table:table-cell office:value-type="float" office:value="301.25">
            <text:p>301.25</text:p>
          </table:table-cell>
          <table:table-cell office:value-type="float" office:value="0.000755835046559439">
            <text:p>0.000755835</text:p>
          </table:table-cell>
          <table:table-cell office:value-type="float" office:value="0.00695641950148926">
            <text:p>0.0069564195</text:p>
          </table:table-cell>
          <table:table-cell office:value-type="float" office:value="0.0174102756747385">
            <text:p>0.0174102757</text:p>
          </table:table-cell>
          <table:table-cell office:value-type="float" office:value="1.00264654238473">
            <text:p>1.0026465424</text:p>
          </table:table-cell>
          <table:table-cell office:value-type="float" office:value="1.02444231612888">
            <text:p>1.0244423161</text:p>
          </table:table-cell>
          <table:table-cell office:value-type="float" office:value="1.06153007555176">
            <text:p>1.06153007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400">
            <text:p>8400</text:p>
          </table:table-cell>
          <table:table-cell office:value-type="float" office:value="11435">
            <text:p>11435</text:p>
          </table:table-cell>
          <table:table-cell office:value-type="float" office:value="16077">
            <text:p>16077</text:p>
          </table:table-cell>
          <table:table-cell office:value-type="float" office:value="-87.75">
            <text:p>-87.75</text:p>
          </table:table-cell>
          <table:table-cell office:value-type="float" office:value="349.75">
            <text:p>349.75</text:p>
          </table:table-cell>
          <table:table-cell office:value-type="float" office:value="-29.25">
            <text:p>-29.25</text:p>
          </table:table-cell>
          <table:table-cell office:value-type="float" office:value="-0.0104464285714286">
            <text:p>-0.0104464286</text:p>
          </table:table-cell>
          <table:table-cell office:value-type="float" office:value="0.0305859204197639">
            <text:p>0.0305859204</text:p>
          </table:table-cell>
          <table:table-cell office:value-type="float" office:value="-0.00181936928531442">
            <text:p>-0.0018193693</text:p>
          </table:table-cell>
          <table:table-cell office:value-type="float" office:value="0.963651390625">
            <text:p>0.9636513906</text:p>
          </table:table-cell>
          <table:table-cell office:value-type="float" office:value="1.1088842985839">
            <text:p>1.1088842986</text:p>
          </table:table-cell>
          <table:table-cell office:value-type="float" office:value="0.993638695306408">
            <text:p>0.9936386953</text:p>
          </table:table-cell>
          <table:table-cell office:value-type="float" office:value="0">
            <text:p>0</text:p>
          </table:table-cell>
          <table:table-cell office:value-type="float" office:value="23.0071293376414">
            <text:p>23.0071293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306">
            <text:p>8306</text:p>
          </table:table-cell>
          <table:table-cell office:value-type="float" office:value="11568">
            <text:p>11568</text:p>
          </table:table-cell>
          <table:table-cell office:value-type="float" office:value="16411">
            <text:p>16411</text:p>
          </table:table-cell>
          <table:table-cell office:value-type="float" office:value="160.75">
            <text:p>160.75</text:p>
          </table:table-cell>
          <table:table-cell office:value-type="float" office:value="160.25">
            <text:p>160.25</text:p>
          </table:table-cell>
          <table:table-cell office:value-type="float" office:value="95">
            <text:p>95</text:p>
          </table:table-cell>
          <table:table-cell office:value-type="float" office:value="0.0193534794124729">
            <text:p>0.0193534794</text:p>
          </table:table-cell>
          <table:table-cell office:value-type="float" office:value="0.0138528699861687">
            <text:p>0.01385287</text:p>
          </table:table-cell>
          <table:table-cell office:value-type="float" office:value="0.00578880019499116">
            <text:p>0.0057888002</text:p>
          </table:table-cell>
          <table:table-cell office:value-type="float" office:value="1.06847130998778">
            <text:p>1.06847131</text:p>
          </table:table-cell>
          <table:table-cell office:value-type="float" office:value="1.04886117288502">
            <text:p>1.0488611729</text:p>
          </table:table-cell>
          <table:table-cell office:value-type="float" office:value="1.02032648068956">
            <text:p>1.0203264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635">
            <text:p>11635</text:p>
          </table:table-cell>
          <table:table-cell office:value-type="float" office:value="19123">
            <text:p>19123</text:p>
          </table:table-cell>
          <table:table-cell office:value-type="float" office:value="58.5">
            <text:p>58.5</text:p>
          </table:table-cell>
          <table:table-cell office:value-type="float" office:value="254.5">
            <text:p>254.5</text:p>
          </table:table-cell>
          <table:table-cell office:value-type="float" office:value="95.5">
            <text:p>95.5</text:p>
          </table:table-cell>
          <table:table-cell office:value-type="float" office:value="0.00738543113243277">
            <text:p>0.0073854311</text:p>
          </table:table-cell>
          <table:table-cell office:value-type="float" office:value="0.0218736570691878">
            <text:p>0.0218736571</text:p>
          </table:table-cell>
          <table:table-cell office:value-type="float" office:value="0.00499398629922083">
            <text:p>0.0049939863</text:p>
          </table:table-cell>
          <table:table-cell office:value-type="float" office:value="1.02595591636582">
            <text:p>1.0259559164</text:p>
          </table:table-cell>
          <table:table-cell office:value-type="float" office:value="1.07749557521438">
            <text:p>1.0774955752</text:p>
          </table:table-cell>
          <table:table-cell office:value-type="float" office:value="1.01752783424962">
            <text:p>1.0175278342</text:p>
          </table:table-cell>
          <table:table-cell office:value-type="float" office:value="0">
            <text:p>0</text:p>
          </table:table-cell>
          <table:table-cell office:value-type="float" office:value="32.0339974056016">
            <text:p>32.0339974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7858">
            <text:p>7858</text:p>
          </table:table-cell>
          <table:table-cell office:value-type="float" office:value="11696">
            <text:p>11696</text:p>
          </table:table-cell>
          <table:table-cell office:value-type="float" office:value="17124">
            <text:p>17124</text:p>
          </table:table-cell>
          <table:table-cell office:value-type="float" office:value="-86.625">
            <text:p>-86.625</text:p>
          </table:table-cell>
          <table:table-cell office:value-type="float" office:value="207.75">
            <text:p>207.75</text:p>
          </table:table-cell>
          <table:table-cell office:value-type="float" office:value="141.875">
            <text:p>141.875</text:p>
          </table:table-cell>
          <table:table-cell office:value-type="float" office:value="-0.0110237974039196">
            <text:p>-0.0110237974</text:p>
          </table:table-cell>
          <table:table-cell office:value-type="float" office:value="0.0177624829001368">
            <text:p>0.0177624829</text:p>
          </table:table-cell>
          <table:table-cell office:value-type="float" office:value="0.00828515533753796">
            <text:p>0.0082851553</text:p>
          </table:table-cell>
          <table:table-cell office:value-type="float" office:value="0.961654896340319">
            <text:p>0.9616548963</text:p>
          </table:table-cell>
          <table:table-cell office:value-type="float" office:value="1.06278708151608">
            <text:p>1.0627870815</text:p>
          </table:table-cell>
          <table:table-cell office:value-type="float" office:value="1.02913258552736">
            <text:p>1.02913258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435">
            <text:p>11435</text:p>
          </table:table-cell>
          <table:table-cell office:value-type="float" office:value="19071">
            <text:p>19071</text:p>
          </table:table-cell>
          <table:table-cell office:value-type="float" office:value="-109.25">
            <text:p>-109.25</text:p>
          </table:table-cell>
          <table:table-cell office:value-type="float" office:value="349.75">
            <text:p>349.75</text:p>
          </table:table-cell>
          <table:table-cell office:value-type="float" office:value="683.625">
            <text:p>683.625</text:p>
          </table:table-cell>
          <table:table-cell office:value-type="float" office:value="-0.0133134291981477">
            <text:p>-0.0133134292</text:p>
          </table:table-cell>
          <table:table-cell office:value-type="float" office:value="0.0305859204197639">
            <text:p>0.0305859204</text:p>
          </table:table-cell>
          <table:table-cell office:value-type="float" office:value="0.0358463111530596">
            <text:p>0.0358463112</text:p>
          </table:table-cell>
          <table:table-cell office:value-type="float" office:value="0.953750402704631">
            <text:p>0.9537504027</text:p>
          </table:table-cell>
          <table:table-cell office:value-type="float" office:value="1.1088842985839">
            <text:p>1.1088842986</text:p>
          </table:table-cell>
          <table:table-cell office:value-type="float" office:value="1.12798060676134">
            <text:p>1.1279806068</text:p>
          </table:table-cell>
          <table:table-cell office:value-type="float" office:value="0">
            <text:p>0</text:p>
          </table:table-cell>
          <table:table-cell office:value-type="float" office:value="23.0071293376414">
            <text:p>23.0071293376</text:p>
          </table:table-cell>
          <table:table-cell office:value-type="float" office:value="19.6811783800525">
            <text:p>19.681178380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86">
            <text:p>8886</text:p>
          </table:table-cell>
          <table:table-cell office:value-type="float" office:value="12942">
            <text:p>12942</text:p>
          </table:table-cell>
          <table:table-cell office:value-type="float" office:value="22250">
            <text:p>22250</text:p>
          </table:table-cell>
          <table:table-cell office:value-type="float" office:value="293">
            <text:p>293</text:p>
          </table:table-cell>
          <table:table-cell office:value-type="float" office:value="350.125">
            <text:p>350.125</text:p>
          </table:table-cell>
          <table:table-cell office:value-type="float" office:value="592.75">
            <text:p>592.75</text:p>
          </table:table-cell>
          <table:table-cell office:value-type="float" office:value="0.032973216295296">
            <text:p>0.0329732163</text:p>
          </table:table-cell>
          <table:table-cell office:value-type="float" office:value="0.0270533920568691">
            <text:p>0.0270533921</text:p>
          </table:table-cell>
          <table:table-cell office:value-type="float" office:value="0.0266404494382022">
            <text:p>0.0266404494</text:p>
          </table:table-cell>
          <table:table-cell office:value-type="float" office:value="1.11753723369953">
            <text:p>1.1175372337</text:p>
          </table:table-cell>
          <table:table-cell office:value-type="float" office:value="1.09612136880174">
            <text:p>1.0961213688</text:p>
          </table:table-cell>
          <table:table-cell office:value-type="float" office:value="1.0946326115844">
            <text:p>1.0946326116</text:p>
          </table:table-cell>
          <table:table-cell office:value-type="float" office:value="21.3662214026483">
            <text:p>21.3662214026</text:p>
          </table:table-cell>
          <table:table-cell office:value-type="float" office:value="25.9664835055182">
            <text:p>25.9664835055</text:p>
          </table:table-cell>
          <table:table-cell office:value-type="float" office:value="26.3636542901222">
            <text:p>26.363654290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675">
            <text:p>8675</text:p>
          </table:table-cell>
          <table:table-cell office:value-type="float" office:value="13322">
            <text:p>13322</text:p>
          </table:table-cell>
          <table:table-cell office:value-type="float" office:value="20513">
            <text:p>20513</text:p>
          </table:table-cell>
          <table:table-cell office:value-type="float" office:value="-8.5">
            <text:p>-8.5</text:p>
          </table:table-cell>
          <table:table-cell office:value-type="float" office:value="59.5">
            <text:p>59.5</text:p>
          </table:table-cell>
          <table:table-cell office:value-type="float" office:value="806.75">
            <text:p>806.75</text:p>
          </table:table-cell>
          <table:table-cell office:value-type="float" office:value="-0.000979827089337176">
            <text:p>-0.0009798271</text:p>
          </table:table-cell>
          <table:table-cell office:value-type="float" office:value="0.00446629635189911">
            <text:p>0.0044662964</text:p>
          </table:table-cell>
          <table:table-cell office:value-type="float" office:value="0.0393287183737142">
            <text:p>0.0393287184</text:p>
          </table:table-cell>
          <table:table-cell office:value-type="float" office:value="0.996572486907125">
            <text:p>0.9965724869</text:p>
          </table:table-cell>
          <table:table-cell office:value-type="float" office:value="1.01567113492573">
            <text:p>1.0156711349</text:p>
          </table:table-cell>
          <table:table-cell office:value-type="float" office:value="1.14068214056228">
            <text:p>1.1406821406</text:p>
          </table:table-cell>
          <table:table-cell table:number-columns-repeated="2" office:value-type="float" office:value="0">
            <text:p>0</text:p>
          </table:table-cell>
          <table:table-cell office:value-type="float" office:value="17.9687992782312">
            <text:p>17.968799278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8880">
            <text:p>8880</text:p>
          </table:table-cell>
          <table:table-cell office:value-type="float" office:value="12120">
            <text:p>12120</text:p>
          </table:table-cell>
          <table:table-cell office:value-type="float" office:value="19611">
            <text:p>19611</text:p>
          </table:table-cell>
          <table:table-cell office:value-type="float" office:value="156.375">
            <text:p>156.375</text:p>
          </table:table-cell>
          <table:table-cell office:value-type="float" office:value="106">
            <text:p>106</text:p>
          </table:table-cell>
          <table:table-cell office:value-type="float" office:value="1141.875">
            <text:p>1141.875</text:p>
          </table:table-cell>
          <table:table-cell office:value-type="float" office:value="0.0176097972972973">
            <text:p>0.0176097973</text:p>
          </table:table-cell>
          <table:table-cell office:value-type="float" office:value="0.00874587458745875">
            <text:p>0.0087458746</text:p>
          </table:table-cell>
          <table:table-cell office:value-type="float" office:value="0.0582262505736576">
            <text:p>0.0582262506</text:p>
          </table:table-cell>
          <table:table-cell office:value-type="float" office:value="1.06224209626381">
            <text:p>1.0622420963</text:p>
          </table:table-cell>
          <table:table-cell office:value-type="float" office:value="1.03076048208781">
            <text:p>1.0307604821</text:p>
          </table:table-cell>
          <table:table-cell office:value-type="float" office:value="1.2104368576693">
            <text:p>1.2104368577</text:p>
          </table:table-cell>
          <table:table-cell table:number-columns-repeated="2" office:value-type="float" office:value="0">
            <text:p>0</text:p>
          </table:table-cell>
          <table:table-cell office:value-type="float" office:value="12.247680769368">
            <text:p>12.247680769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720">
            <text:p>8720</text:p>
          </table:table-cell>
          <table:table-cell office:value-type="float" office:value="13620">
            <text:p>13620</text:p>
          </table:table-cell>
          <table:table-cell office:value-type="float" office:value="20867">
            <text:p>20867</text:p>
          </table:table-cell>
          <table:table-cell office:value-type="float" office:value="230.25">
            <text:p>230.25</text:p>
          </table:table-cell>
          <table:table-cell office:value-type="float" office:value="375">
            <text:p>375</text:p>
          </table:table-cell>
          <table:table-cell office:value-type="float" office:value="1104.5">
            <text:p>1104.5</text:p>
          </table:table-cell>
          <table:table-cell office:value-type="float" office:value="0.0264048165137615">
            <text:p>0.0264048165</text:p>
          </table:table-cell>
          <table:table-cell office:value-type="float" office:value="0.0275330396475771">
            <text:p>0.0275330396</text:p>
          </table:table-cell>
          <table:table-cell office:value-type="float" office:value="0.0529304643695788">
            <text:p>0.0529304644</text:p>
          </table:table-cell>
          <table:table-cell office:value-type="float" office:value="1.09378339789501">
            <text:p>1.0937833979</text:p>
          </table:table-cell>
          <table:table-cell office:value-type="float" office:value="1.0978514525801">
            <text:p>1.0978514526</text:p>
          </table:table-cell>
          <table:table-cell office:value-type="float" office:value="1.19074782804795">
            <text:p>1.190747828</text:p>
          </table:table-cell>
          <table:table-cell office:value-type="float" office:value="26.5958539247145">
            <text:p>26.5958539247</text:p>
          </table:table-cell>
          <table:table-cell office:value-type="float" office:value="25.520110336893">
            <text:p>25.5201103369</text:p>
          </table:table-cell>
          <table:table-cell office:value-type="float" office:value="13.4390243091331">
            <text:p>13.439024309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580">
            <text:p>8580</text:p>
          </table:table-cell>
          <table:table-cell office:value-type="float" office:value="14592">
            <text:p>14592</text:p>
          </table:table-cell>
          <table:table-cell office:value-type="float" office:value="20935">
            <text:p>20935</text:p>
          </table:table-cell>
          <table:table-cell office:value-type="float" office:value="298.5">
            <text:p>298.5</text:p>
          </table:table-cell>
          <table:table-cell office:value-type="float" office:value="421.625">
            <text:p>421.625</text:p>
          </table:table-cell>
          <table:table-cell office:value-type="float" office:value="593.75">
            <text:p>593.75</text:p>
          </table:table-cell>
          <table:table-cell office:value-type="float" office:value="0.0347902097902098">
            <text:p>0.0347902098</text:p>
          </table:table-cell>
          <table:table-cell office:value-type="float" office:value="0.028894257127193">
            <text:p>0.0288942571</text:p>
          </table:table-cell>
          <table:table-cell office:value-type="float" office:value="0.0283615954143778">
            <text:p>0.0283615954</text:p>
          </table:table-cell>
          <table:table-cell office:value-type="float" office:value="1.12413803731234">
            <text:p>1.1241380373</text:p>
          </table:table-cell>
          <table:table-cell office:value-type="float" office:value="1.10276626101124">
            <text:p>1.102766261</text:p>
          </table:table-cell>
          <table:table-cell office:value-type="float" office:value="1.10084216893544">
            <text:p>1.1008421689</text:p>
          </table:table-cell>
          <table:table-cell office:value-type="float" office:value="20.2682257353368">
            <text:p>20.2682257353</text:p>
          </table:table-cell>
          <table:table-cell office:value-type="float" office:value="24.3340267810842">
            <text:p>24.3340267811</text:p>
          </table:table-cell>
          <table:table-cell office:value-type="float" office:value="24.7845981405702">
            <text:p>24.78459814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270">
            <text:p>14270</text:p>
          </table:table-cell>
          <table:table-cell office:value-type="float" office:value="22167">
            <text:p>22167</text:p>
          </table:table-cell>
          <table:table-cell office:value-type="float" office:value="84">
            <text:p>84</text:p>
          </table:table-cell>
          <table:table-cell office:value-type="float" office:value="106.25">
            <text:p>106.25</text:p>
          </table:table-cell>
          <table:table-cell office:value-type="float" office:value="698.25">
            <text:p>698.25</text:p>
          </table:table-cell>
          <table:table-cell office:value-type="float" office:value="0.00983836964160225">
            <text:p>0.0098383696</text:p>
          </table:table-cell>
          <table:table-cell office:value-type="float" office:value="0.00744569025928521">
            <text:p>0.0074456903</text:p>
          </table:table-cell>
          <table:table-cell office:value-type="float" office:value="0.0314995263229124">
            <text:p>0.0314995263</text:p>
          </table:table-cell>
          <table:table-cell office:value-type="float" office:value="1.03462400903933">
            <text:p>1.034624009</text:p>
          </table:table-cell>
          <table:table-cell office:value-type="float" office:value="1.02616857498224">
            <text:p>1.026168575</text:p>
          </table:table-cell>
          <table:table-cell office:value-type="float" office:value="1.11219309364099">
            <text:p>1.1121930936</text:p>
          </table:table-cell>
          <table:table-cell table:number-columns-repeated="2" office:value-type="float" office:value="0">
            <text:p>0</text:p>
          </table:table-cell>
          <table:table-cell office:value-type="float" office:value="22.3497854995997">
            <text:p>22.349785499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618">
            <text:p>14618</text:p>
          </table:table-cell>
          <table:table-cell office:value-type="float" office:value="25009">
            <text:p>25009</text:p>
          </table:table-cell>
          <table:table-cell office:value-type="float" office:value="134.75">
            <text:p>134.75</text:p>
          </table:table-cell>
          <table:table-cell office:value-type="float" office:value="204.625">
            <text:p>204.625</text:p>
          </table:table-cell>
          <table:table-cell office:value-type="float" office:value="840.125">
            <text:p>840.125</text:p>
          </table:table-cell>
          <table:table-cell office:value-type="float" office:value="0.0154140928849234">
            <text:p>0.0154140929</text:p>
          </table:table-cell>
          <table:table-cell office:value-type="float" office:value="0.0139981529621015">
            <text:p>0.013998153</text:p>
          </table:table-cell>
          <table:table-cell office:value-type="float" office:value="0.0335929065536407">
            <text:p>0.0335929066</text:p>
          </table:table-cell>
          <table:table-cell office:value-type="float" office:value="1.05441500984578">
            <text:p>1.0544150098</text:p>
          </table:table-cell>
          <table:table-cell office:value-type="float" office:value="1.0493775940086">
            <text:p>1.049377594</text:p>
          </table:table-cell>
          <table:table-cell office:value-type="float" office:value="1.11978700034436">
            <text:p>1.1197870003</text:p>
          </table:table-cell>
          <table:table-cell table:number-columns-repeated="2" office:value-type="float" office:value="0">
            <text:p>0</text:p>
          </table:table-cell>
          <table:table-cell office:value-type="float" office:value="20.9784015567619">
            <text:p>20.978401556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048">
            <text:p>10048</text:p>
          </table:table-cell>
          <table:table-cell office:value-type="float" office:value="16286">
            <text:p>16286</text:p>
          </table:table-cell>
          <table:table-cell office:value-type="float" office:value="27631">
            <text:p>27631</text:p>
          </table:table-cell>
          <table:table-cell office:value-type="float" office:value="250">
            <text:p>250</text:p>
          </table:table-cell>
          <table:table-cell office:value-type="float" office:value="535.75">
            <text:p>535.75</text:p>
          </table:table-cell>
          <table:table-cell office:value-type="float" office:value="933.625">
            <text:p>933.625</text:p>
          </table:table-cell>
          <table:table-cell office:value-type="float" office:value="0.0248805732484076">
            <text:p>0.0248805732</text:p>
          </table:table-cell>
          <table:table-cell office:value-type="float" office:value="0.0328963526955667">
            <text:p>0.0328963527</text:p>
          </table:table-cell>
          <table:table-cell office:value-type="float" office:value="0.0337890412941985">
            <text:p>0.0337890413</text:p>
          </table:table-cell>
          <table:table-cell office:value-type="float" office:value="1.08829533050276">
            <text:p>1.0882953305</text:p>
          </table:table-cell>
          <table:table-cell office:value-type="float" office:value="1.117258287675">
            <text:p>1.1172582877</text:p>
          </table:table-cell>
          <table:table-cell office:value-type="float" office:value="1.12049937518039">
            <text:p>1.1204993752</text:p>
          </table:table-cell>
          <table:table-cell office:value-type="float" office:value="28.204125514901">
            <text:p>28.2041255149</text:p>
          </table:table-cell>
          <table:table-cell office:value-type="float" office:value="21.4153432986527">
            <text:p>21.4153432987</text:p>
          </table:table-cell>
          <table:table-cell office:value-type="float" office:value="20.8586182573083">
            <text:p>20.858618257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180">
            <text:p>11180</text:p>
          </table:table-cell>
          <table:table-cell office:value-type="float" office:value="15710">
            <text:p>15710</text:p>
          </table:table-cell>
          <table:table-cell office:value-type="float" office:value="27017">
            <text:p>27017</text:p>
          </table:table-cell>
          <table:table-cell office:value-type="float" office:value="321.875">
            <text:p>321.875</text:p>
          </table:table-cell>
          <table:table-cell office:value-type="float" office:value="581.25">
            <text:p>581.25</text:p>
          </table:table-cell>
          <table:table-cell office:value-type="float" office:value="1037.25">
            <text:p>1037.25</text:p>
          </table:table-cell>
          <table:table-cell office:value-type="float" office:value="0.0287902504472272">
            <text:p>0.0287902504</text:p>
          </table:table-cell>
          <table:table-cell office:value-type="float" office:value="0.0369987269255251">
            <text:p>0.0369987269</text:p>
          </table:table-cell>
          <table:table-cell office:value-type="float" office:value="0.0383924936151312">
            <text:p>0.0383924936</text:p>
          </table:table-cell>
          <table:table-cell office:value-type="float" office:value="1.10239047846609">
            <text:p>1.1023904785</text:p>
          </table:table-cell>
          <table:table-cell office:value-type="float" office:value="1.13217859959579">
            <text:p>1.1321785996</text:p>
          </table:table-cell>
          <table:table-cell office:value-type="float" office:value="1.1372627354423">
            <text:p>1.1372627354</text:p>
          </table:table-cell>
          <table:table-cell office:value-type="float" office:value="24.420694821793">
            <text:p>24.4206948218</text:p>
          </table:table-cell>
          <table:table-cell office:value-type="float" office:value="19.078827276221">
            <text:p>19.0788272762</text:p>
          </table:table-cell>
          <table:table-cell office:value-type="float" office:value="18.3986345627116">
            <text:p>18.398634562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5781">
            <text:p>15781</text:p>
          </table:table-cell>
          <table:table-cell office:value-type="float" office:value="26091">
            <text:p>26091</text:p>
          </table:table-cell>
          <table:table-cell office:value-type="float" office:value="422">
            <text:p>422</text:p>
          </table:table-cell>
          <table:table-cell office:value-type="float" office:value="526.75">
            <text:p>526.75</text:p>
          </table:table-cell>
          <table:table-cell office:value-type="float" office:value="992.5">
            <text:p>992.5</text:p>
          </table:table-cell>
          <table:table-cell office:value-type="float" office:value="0.0383636363636364">
            <text:p>0.0383636364</text:p>
          </table:table-cell>
          <table:table-cell office:value-type="float" office:value="0.0333787465940055">
            <text:p>0.0333787466</text:p>
          </table:table-cell>
          <table:table-cell office:value-type="float" office:value="0.0380399371430762">
            <text:p>0.0380399371</text:p>
          </table:table-cell>
          <table:table-cell office:value-type="float" office:value="1.13715739371901">
            <text:p>1.1371573937</text:p>
          </table:table-cell>
          <table:table-cell office:value-type="float" office:value="1.11900932889843">
            <text:p>1.1190093289</text:p>
          </table:table-cell>
          <table:table-cell office:value-type="float" office:value="1.13597597216375">
            <text:p>1.1359759722</text:p>
          </table:table-cell>
          <table:table-cell office:value-type="float" office:value="18.4122166234183">
            <text:p>18.4122166234</text:p>
          </table:table-cell>
          <table:table-cell office:value-type="float" office:value="21.1108007665632">
            <text:p>21.1108007666</text:p>
          </table:table-cell>
          <table:table-cell office:value-type="float" office:value="18.5659819531775">
            <text:p>18.565981953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534">
            <text:p>10534</text:p>
          </table:table-cell>
          <table:table-cell office:value-type="float" office:value="17862">
            <text:p>17862</text:p>
          </table:table-cell>
          <table:table-cell office:value-type="float" office:value="26431">
            <text:p>26431</text:p>
          </table:table-cell>
          <table:table-cell office:value-type="float" office:value="592.5">
            <text:p>592.5</text:p>
          </table:table-cell>
          <table:table-cell office:value-type="float" office:value="995.125">
            <text:p>995.125</text:p>
          </table:table-cell>
          <table:table-cell office:value-type="float" office:value="872.125">
            <text:p>872.125</text:p>
          </table:table-cell>
          <table:table-cell office:value-type="float" office:value="0.0562464400987279">
            <text:p>0.0562464401</text:p>
          </table:table-cell>
          <table:table-cell office:value-type="float" office:value="0.0557118463777852">
            <text:p>0.0557118464</text:p>
          </table:table-cell>
          <table:table-cell office:value-type="float" office:value="0.0329962922326057">
            <text:p>0.0329962922</text:p>
          </table:table-cell>
          <table:table-cell office:value-type="float" office:value="1.20306331791216">
            <text:p>1.2030633179</text:p>
          </table:table-cell>
          <table:table-cell office:value-type="float" office:value="1.20107492958282">
            <text:p>1.2010749296</text:p>
          </table:table-cell>
          <table:table-cell office:value-type="float" office:value="1.11762098320427">
            <text:p>1.1176209832</text:p>
          </table:table-cell>
          <table:table-cell office:value-type="float" office:value="12.6668093642627">
            <text:p>12.6668093643</text:p>
          </table:table-cell>
          <table:table-cell office:value-type="float" office:value="12.7850901196096">
            <text:p>12.7850901196</text:p>
          </table:table-cell>
          <table:table-cell office:value-type="float" office:value="21.351518723714">
            <text:p>21.351518723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783">
            <text:p>18783</text:p>
          </table:table-cell>
          <table:table-cell office:value-type="float" office:value="28061">
            <text:p>28061</text:p>
          </table:table-cell>
          <table:table-cell office:value-type="float" office:value="578.375">
            <text:p>578.375</text:p>
          </table:table-cell>
          <table:table-cell office:value-type="float" office:value="964.875">
            <text:p>964.875</text:p>
          </table:table-cell>
          <table:table-cell office:value-type="float" office:value="574.25">
            <text:p>574.25</text:p>
          </table:table-cell>
          <table:table-cell office:value-type="float" office:value="0.0539528917910448">
            <text:p>0.0539528918</text:p>
          </table:table-cell>
          <table:table-cell office:value-type="float" office:value="0.0513695895224405">
            <text:p>0.0513695895</text:p>
          </table:table-cell>
          <table:table-cell office:value-type="float" office:value="0.0204643455329461">
            <text:p>0.0204643455</text:p>
          </table:table-cell>
          <table:table-cell office:value-type="float" office:value="1.19454051375258">
            <text:p>1.1945405138</text:p>
          </table:table-cell>
          <table:table-cell office:value-type="float" office:value="1.18496567939484">
            <text:p>1.1849656794</text:p>
          </table:table-cell>
          <table:table-cell office:value-type="float" office:value="1.07244603666397">
            <text:p>1.0724460367</text:p>
          </table:table-cell>
          <table:table-cell office:value-type="float" office:value="13.1908049762656">
            <text:p>13.1908049763</text:p>
          </table:table-cell>
          <table:table-cell office:value-type="float" office:value="13.8370171394965">
            <text:p>13.8370171395</text:p>
          </table:table-cell>
          <table:table-cell office:value-type="float" office:value="34.2163708713134">
            <text:p>34.216370871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0933">
            <text:p>10933</text:p>
          </table:table-cell>
          <table:table-cell office:value-type="float" office:value="18732">
            <text:p>18732</text:p>
          </table:table-cell>
          <table:table-cell office:value-type="float" office:value="28800">
            <text:p>28800</text:p>
          </table:table-cell>
          <table:table-cell office:value-type="float" office:value="374.375">
            <text:p>374.375</text:p>
          </table:table-cell>
          <table:table-cell office:value-type="float" office:value="735.625">
            <text:p>735.625</text:p>
          </table:table-cell>
          <table:table-cell office:value-type="float" office:value="436.375">
            <text:p>436.375</text:p>
          </table:table-cell>
          <table:table-cell office:value-type="float" office:value="0.0342426598371902">
            <text:p>0.0342426598</text:p>
          </table:table-cell>
          <table:table-cell office:value-type="float" office:value="0.0392710335255178">
            <text:p>0.0392710335</text:p>
          </table:table-cell>
          <table:table-cell office:value-type="float" office:value="0.0151519097222222">
            <text:p>0.0151519097</text:p>
          </table:table-cell>
          <table:table-cell office:value-type="float" office:value="1.12214752654551">
            <text:p>1.1221475265</text:p>
          </table:table-cell>
          <table:table-cell office:value-type="float" office:value="1.14047135692467">
            <text:p>1.1404713569</text:p>
          </table:table-cell>
          <table:table-cell office:value-type="float" office:value="1.05348166154951">
            <text:p>1.0534816615</text:p>
          </table:table-cell>
          <table:table-cell office:value-type="float" office:value="20.5868408247268">
            <text:p>20.5868408247</text:p>
          </table:table-cell>
          <table:table-cell office:value-type="float" office:value="17.9946908768369">
            <text:p>17.9946908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700">
            <text:p>18700</text:p>
          </table:table-cell>
          <table:table-cell office:value-type="float" office:value="29787">
            <text:p>29787</text:p>
          </table:table-cell>
          <table:table-cell office:value-type="float" office:value="398">
            <text:p>398</text:p>
          </table:table-cell>
          <table:table-cell office:value-type="float" office:value="685.5">
            <text:p>685.5</text:p>
          </table:table-cell>
          <table:table-cell office:value-type="float" office:value="386.125">
            <text:p>386.125</text:p>
          </table:table-cell>
          <table:table-cell office:value-type="float" office:value="0.0334060768843378">
            <text:p>0.0334060769</text:p>
          </table:table-cell>
          <table:table-cell office:value-type="float" office:value="0.0366577540106952">
            <text:p>0.036657754</text:p>
          </table:table-cell>
          <table:table-cell office:value-type="float" office:value="0.012962869708262">
            <text:p>0.0129628697</text:p>
          </table:table-cell>
          <table:table-cell office:value-type="float" office:value="1.11910856240187">
            <text:p>1.1191085624</text:p>
          </table:table-cell>
          <table:table-cell office:value-type="float" office:value="1.13093596925849">
            <text:p>1.1309359693</text:p>
          </table:table-cell>
          <table:table-cell office:value-type="float" office:value="1.04569939452142">
            <text:p>1.0456993945</text:p>
          </table:table-cell>
          <table:table-cell office:value-type="float" office:value="21.0938099890591">
            <text:p>21.0938099891</text:p>
          </table:table-cell>
          <table:table-cell office:value-type="float" office:value="19.2531042645738">
            <text:p>19.2531042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8828">
            <text:p>18828</text:p>
          </table:table-cell>
          <table:table-cell office:value-type="float" office:value="31936">
            <text:p>31936</text:p>
          </table:table-cell>
          <table:table-cell office:value-type="float" office:value="436.5">
            <text:p>436.5</text:p>
          </table:table-cell>
          <table:table-cell office:value-type="float" office:value="379">
            <text:p>379</text:p>
          </table:table-cell>
          <table:table-cell office:value-type="float" office:value="676.125">
            <text:p>676.125</text:p>
          </table:table-cell>
          <table:table-cell office:value-type="float" office:value="0.0323765020026702">
            <text:p>0.032376502</text:p>
          </table:table-cell>
          <table:table-cell office:value-type="float" office:value="0.0201295942213724">
            <text:p>0.0201295942</text:p>
          </table:table-cell>
          <table:table-cell office:value-type="float" office:value="0.021171248747495">
            <text:p>0.0211712487</text:p>
          </table:table-cell>
          <table:table-cell office:value-type="float" office:value="1.11537230325793">
            <text:p>1.1153723033</text:p>
          </table:table-cell>
          <table:table-cell office:value-type="float" office:value="1.0712477728793">
            <text:p>1.0712477729</text:p>
          </table:table-cell>
          <table:table-cell office:value-type="float" office:value="1.07497788529235">
            <text:p>1.0749778853</text:p>
          </table:table-cell>
          <table:table-cell office:value-type="float" office:value="21.7536913955601">
            <text:p>21.7536913956</text:p>
          </table:table-cell>
          <table:table-cell office:value-type="float" office:value="34.7796575483456">
            <text:p>34.7796575483</text:p>
          </table:table-cell>
          <table:table-cell office:value-type="float" office:value="33.0853869199248">
            <text:p>33.085386919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609">
            <text:p>19609</text:p>
          </table:table-cell>
          <table:table-cell office:value-type="float" office:value="32225">
            <text:p>32225</text:p>
          </table:table-cell>
          <table:table-cell office:value-type="float" office:value="511.875">
            <text:p>511.875</text:p>
          </table:table-cell>
          <table:table-cell office:value-type="float" office:value="394.125">
            <text:p>394.125</text:p>
          </table:table-cell>
          <table:table-cell office:value-type="float" office:value="667.875">
            <text:p>667.875</text:p>
          </table:table-cell>
          <table:table-cell office:value-type="float" office:value="0.0348807495741056">
            <text:p>0.0348807496</text:p>
          </table:table-cell>
          <table:table-cell office:value-type="float" office:value="0.0200991891478403">
            <text:p>0.0200991891</text:p>
          </table:table-cell>
          <table:table-cell office:value-type="float" office:value="0.0207253685027153">
            <text:p>0.0207253685</text:p>
          </table:table-cell>
          <table:table-cell office:value-type="float" office:value="1.12446729022344">
            <text:p>1.1244672902</text:p>
          </table:table-cell>
          <table:table-cell office:value-type="float" office:value="1.07113895773007">
            <text:p>1.0711389577</text:p>
          </table:table-cell>
          <table:table-cell office:value-type="float" office:value="1.07338068992267">
            <text:p>1.0733806899</text:p>
          </table:table-cell>
          <table:table-cell office:value-type="float" office:value="20.2165050235366">
            <text:p>20.2165050235</text:p>
          </table:table-cell>
          <table:table-cell office:value-type="float" office:value="34.8317497022308">
            <text:p>34.8317497022</text:p>
          </table:table-cell>
          <table:table-cell office:value-type="float" office:value="33.7897725857101">
            <text:p>33.78977258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738">
            <text:p>20738</text:p>
          </table:table-cell>
          <table:table-cell office:value-type="float" office:value="30508">
            <text:p>30508</text:p>
          </table:table-cell>
          <table:table-cell office:value-type="float" office:value="557.75">
            <text:p>557.75</text:p>
          </table:table-cell>
          <table:table-cell office:value-type="float" office:value="316.125">
            <text:p>316.125</text:p>
          </table:table-cell>
          <table:table-cell office:value-type="float" office:value="914.25">
            <text:p>914.25</text:p>
          </table:table-cell>
          <table:table-cell office:value-type="float" office:value="0.0386387253204018">
            <text:p>0.0386387253</text:p>
          </table:table-cell>
          <table:table-cell office:value-type="float" office:value="0.015243755424824">
            <text:p>0.0152437554</text:p>
          </table:table-cell>
          <table:table-cell office:value-type="float" office:value="0.0299675494952144">
            <text:p>0.0299675495</text:p>
          </table:table-cell>
          <table:table-cell office:value-type="float" office:value="1.1381617227664">
            <text:p>1.1381617228</text:p>
          </table:table-cell>
          <table:table-cell office:value-type="float" office:value="1.05380859326261">
            <text:p>1.0538085933</text:p>
          </table:table-cell>
          <table:table-cell office:value-type="float" office:value="1.10664660911784">
            <text:p>1.1066466091</text:p>
          </table:table-cell>
          <table:table-cell office:value-type="float" office:value="18.2835672390832">
            <text:p>18.2835672391</text:p>
          </table:table-cell>
          <table:table-cell office:value-type="float" office:value="0">
            <text:p>0</text:p>
          </table:table-cell>
          <table:table-cell office:value-type="float" office:value="23.4747933285702">
            <text:p>23.474793328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4184">
            <text:p>14184</text:p>
          </table:table-cell>
          <table:table-cell office:value-type="float" office:value="20855">
            <text:p>20855</text:p>
          </table:table-cell>
          <table:table-cell office:value-type="float" office:value="29180">
            <text:p>29180</text:p>
          </table:table-cell>
          <table:table-cell office:value-type="float" office:value="488.625">
            <text:p>488.625</text:p>
          </table:table-cell>
          <table:table-cell office:value-type="float" office:value="241.5">
            <text:p>241.5</text:p>
          </table:table-cell>
          <table:table-cell office:value-type="float" office:value="1265.5">
            <text:p>1265.5</text:p>
          </table:table-cell>
          <table:table-cell office:value-type="float" office:value="0.034449027072758">
            <text:p>0.0344490271</text:p>
          </table:table-cell>
          <table:table-cell office:value-type="float" office:value="0.0115799568448813">
            <text:p>0.0115799568</text:p>
          </table:table-cell>
          <table:table-cell office:value-type="float" office:value="0.043368745716244">
            <text:p>0.0433687457</text:p>
          </table:table-cell>
          <table:table-cell office:value-type="float" office:value="1.12289759626852">
            <text:p>1.1228975963</text:p>
          </table:table-cell>
          <table:table-cell office:value-type="float" office:value="1.04079267594212">
            <text:p>1.0407926759</text:p>
          </table:table-cell>
          <table:table-cell office:value-type="float" office:value="1.15547707229265">
            <text:p>1.1554770723</text:p>
          </table:table-cell>
          <table:table-cell office:value-type="float" office:value="20.4655681307233">
            <text:p>20.4655681307</text:p>
          </table:table-cell>
          <table:table-cell office:value-type="float" office:value="0">
            <text:p>0</text:p>
          </table:table-cell>
          <table:table-cell office:value-type="float" office:value="16.3267643964709">
            <text:p>16.326764396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373">
            <text:p>22373</text:p>
          </table:table-cell>
          <table:table-cell office:value-type="float" office:value="31741">
            <text:p>31741</text:p>
          </table:table-cell>
          <table:table-cell office:value-type="float" office:value="432.875">
            <text:p>432.875</text:p>
          </table:table-cell>
          <table:table-cell office:value-type="float" office:value="500">
            <text:p>500</text:p>
          </table:table-cell>
          <table:table-cell office:value-type="float" office:value="1277.625">
            <text:p>1277.625</text:p>
          </table:table-cell>
          <table:table-cell office:value-type="float" office:value="0.0308623271068017">
            <text:p>0.0308623271</text:p>
          </table:table-cell>
          <table:table-cell office:value-type="float" office:value="0.022348366334421">
            <text:p>0.0223483663</text:p>
          </table:table-cell>
          <table:table-cell office:value-type="float" office:value="0.0402515673734287">
            <text:p>0.0402515674</text:p>
          </table:table-cell>
          <table:table-cell office:value-type="float" office:value="1.10988501201332">
            <text:p>1.109885012</text:p>
          </table:table-cell>
          <table:table-cell office:value-type="float" office:value="1.079198203147">
            <text:p>1.0791982031</text:p>
          </table:table-cell>
          <table:table-cell office:value-type="float" office:value="1.144056055612">
            <text:p>1.1440560556</text:p>
          </table:table-cell>
          <table:table-cell office:value-type="float" office:value="22.8041476195803">
            <text:p>22.8041476196</text:p>
          </table:table-cell>
          <table:table-cell office:value-type="float" office:value="31.3608606630437">
            <text:p>31.360860663</text:p>
          </table:table-cell>
          <table:table-cell office:value-type="float" office:value="17.5646715879746">
            <text:p>17.56467158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4">
            <text:p>454</text:p>
          </table:table-cell>
          <table:table-cell office:value-type="float" office:value="14772">
            <text:p>14772</text:p>
          </table:table-cell>
          <table:table-cell office:value-type="float" office:value="22699">
            <text:p>22699</text:p>
          </table:table-cell>
          <table:table-cell office:value-type="float" office:value="33596">
            <text:p>33596</text:p>
          </table:table-cell>
          <table:table-cell office:value-type="float" office:value="315.625">
            <text:p>315.625</text:p>
          </table:table-cell>
          <table:table-cell office:value-type="float" office:value="527.5">
            <text:p>527.5</text:p>
          </table:table-cell>
          <table:table-cell office:value-type="float" office:value="1326.875">
            <text:p>1326.875</text:p>
          </table:table-cell>
          <table:table-cell office:value-type="float" office:value="0.0213664365014893">
            <text:p>0.0213664365</text:p>
          </table:table-cell>
          <table:table-cell office:value-type="float" office:value="0.0232389092030486">
            <text:p>0.0232389092</text:p>
          </table:table-cell>
          <table:table-cell office:value-type="float" office:value="0.0394950291701393">
            <text:p>0.0394950292</text:p>
          </table:table-cell>
          <table:table-cell office:value-type="float" office:value="1.07567731598841">
            <text:p>1.075677316</text:p>
          </table:table-cell>
          <table:table-cell office:value-type="float" office:value="1.08239467413653">
            <text:p>1.0823946741</text:p>
          </table:table-cell>
          <table:table-cell office:value-type="float" office:value="1.14128992246062">
            <text:p>1.1412899225</text:p>
          </table:table-cell>
          <table:table-cell office:value-type="float" office:value="32.7862875583196">
            <text:p>32.7862875583</text:p>
          </table:table-cell>
          <table:table-cell office:value-type="float" office:value="30.1722567746603">
            <text:p>30.1722567747</text:p>
          </table:table-cell>
          <table:table-cell office:value-type="float" office:value="17.8945746984021">
            <text:p>17.894574698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531">
            <text:p>21531</text:p>
          </table:table-cell>
          <table:table-cell office:value-type="float" office:value="36114">
            <text:p>36114</text:p>
          </table:table-cell>
          <table:table-cell office:value-type="float" office:value="221.125">
            <text:p>221.125</text:p>
          </table:table-cell>
          <table:table-cell office:value-type="float" office:value="557.5">
            <text:p>557.5</text:p>
          </table:table-cell>
          <table:table-cell office:value-type="float" office:value="1733.625">
            <text:p>1733.625</text:p>
          </table:table-cell>
          <table:table-cell office:value-type="float" office:value="0.0143634296849626">
            <text:p>0.0143634297</text:p>
          </table:table-cell>
          <table:table-cell office:value-type="float" office:value="0.0258928986113046">
            <text:p>0.0258928986</text:p>
          </table:table-cell>
          <table:table-cell office:value-type="float" office:value="0.0480042365841502">
            <text:p>0.0480042366</text:p>
          </table:table-cell>
          <table:table-cell office:value-type="float" office:value="1.05067636779751">
            <text:p>1.0506763678</text:p>
          </table:table-cell>
          <table:table-cell office:value-type="float" office:value="1.09193921184862">
            <text:p>1.0919392118</text:p>
          </table:table-cell>
          <table:table-cell office:value-type="float" office:value="1.17253146523538">
            <text:p>1.1725314652</text:p>
          </table:table-cell>
          <table:table-cell office:value-type="float" office:value="0">
            <text:p>0</text:p>
          </table:table-cell>
          <table:table-cell office:value-type="float" office:value="27.1148762820237">
            <text:p>27.114876282</text:p>
          </table:table-cell>
          <table:table-cell office:value-type="float" office:value="14.7831571723288">
            <text:p>14.783157172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3312">
            <text:p>23312</text:p>
          </table:table-cell>
          <table:table-cell office:value-type="float" office:value="39911">
            <text:p>39911</text:p>
          </table:table-cell>
          <table:table-cell office:value-type="float" office:value="134.375">
            <text:p>134.375</text:p>
          </table:table-cell>
          <table:table-cell office:value-type="float" office:value="728.625">
            <text:p>728.625</text:p>
          </table:table-cell>
          <table:table-cell office:value-type="float" office:value="1259">
            <text:p>1259</text:p>
          </table:table-cell>
          <table:table-cell office:value-type="float" office:value="0.00849238450357075">
            <text:p>0.0084923845</text:p>
          </table:table-cell>
          <table:table-cell office:value-type="float" office:value="0.0312553620452986">
            <text:p>0.031255362</text:p>
          </table:table-cell>
          <table:table-cell office:value-type="float" office:value="0.0315451880433966">
            <text:p>0.031545188</text:p>
          </table:table-cell>
          <table:table-cell office:value-type="float" office:value="1.02986470212783">
            <text:p>1.0298647021</text:p>
          </table:table-cell>
          <table:table-cell office:value-type="float" office:value="1.11130848656545">
            <text:p>1.1113084866</text:p>
          </table:table-cell>
          <table:table-cell office:value-type="float" office:value="1.11235855197373">
            <text:p>1.112358552</text:p>
          </table:table-cell>
          <table:table-cell office:value-type="float" office:value="0">
            <text:p>0</text:p>
          </table:table-cell>
          <table:table-cell office:value-type="float" office:value="22.5217004210853">
            <text:p>22.5217004211</text:p>
          </table:table-cell>
          <table:table-cell office:value-type="float" office:value="22.3179306581214">
            <text:p>22.317930658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400">
            <text:p>24400</text:p>
          </table:table-cell>
          <table:table-cell office:value-type="float" office:value="42157">
            <text:p>42157</text:p>
          </table:table-cell>
          <table:table-cell office:value-type="float" office:value="332.75">
            <text:p>332.75</text:p>
          </table:table-cell>
          <table:table-cell office:value-type="float" office:value="128">
            <text:p>128</text:p>
          </table:table-cell>
          <table:table-cell office:value-type="float" office:value="161">
            <text:p>161</text:p>
          </table:table-cell>
          <table:table-cell office:value-type="float" office:value="0.0196370610799646">
            <text:p>0.0196370611</text:p>
          </table:table-cell>
          <table:table-cell office:value-type="float" office:value="0.00524590163934426">
            <text:p>0.0052459016</text:p>
          </table:table-cell>
          <table:table-cell office:value-type="float" office:value="0.00381905733330171">
            <text:p>0.0038190573</text:p>
          </table:table-cell>
          <table:table-cell office:value-type="float" office:value="1.06948551754888">
            <text:p>1.0694855175</text:p>
          </table:table-cell>
          <table:table-cell office:value-type="float" office:value="1.01841459392636">
            <text:p>1.0184145939</text:p>
          </table:table-cell>
          <table:table-cell office:value-type="float" office:value="1.01339528765643">
            <text:p>1.01339528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7128">
            <text:p>17128</text:p>
          </table:table-cell>
          <table:table-cell office:value-type="float" office:value="24408">
            <text:p>24408</text:p>
          </table:table-cell>
          <table:table-cell office:value-type="float" office:value="42192">
            <text:p>42192</text:p>
          </table:table-cell>
          <table:table-cell office:value-type="float" office:value="373.5">
            <text:p>373.5</text:p>
          </table:table-cell>
          <table:table-cell office:value-type="float" office:value="-167.25">
            <text:p>-167.25</text:p>
          </table:table-cell>
          <table:table-cell office:value-type="float" office:value="-251.5">
            <text:p>-251.5</text:p>
          </table:table-cell>
          <table:table-cell office:value-type="float" office:value="0.0218063988790285">
            <text:p>0.0218063989</text:p>
          </table:table-cell>
          <table:table-cell office:value-type="float" office:value="-0.00685226155358899">
            <text:p>-0.0068522616</text:p>
          </table:table-cell>
          <table:table-cell office:value-type="float" office:value="-0.00596084565794463">
            <text:p>-0.0059608457</text:p>
          </table:table-cell>
          <table:table-cell office:value-type="float" office:value="1.07725441337946">
            <text:p>1.0772544134</text:p>
          </table:table-cell>
          <table:table-cell office:value-type="float" office:value="0.9761091133997">
            <text:p>0.9761091134</text:p>
          </table:table-cell>
          <table:table-cell office:value-type="float" office:value="0.979206682291871">
            <text:p>0.9792066823</text:p>
          </table:table-cell>
          <table:table-cell office:value-type="float" office:value="32.1317396213379">
            <text:p>32.1317396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6204">
            <text:p>16204</text:p>
          </table:table-cell>
          <table:table-cell office:value-type="float" office:value="26016">
            <text:p>26016</text:p>
          </table:table-cell>
          <table:table-cell office:value-type="float" office:value="44377">
            <text:p>44377</text:p>
          </table:table-cell>
          <table:table-cell office:value-type="float" office:value="408.5">
            <text:p>408.5</text:p>
          </table:table-cell>
          <table:table-cell office:value-type="float" office:value="1169.5">
            <text:p>1169.5</text:p>
          </table:table-cell>
          <table:table-cell office:value-type="float" office:value="-405.75">
            <text:p>-405.75</text:p>
          </table:table-cell>
          <table:table-cell office:value-type="float" office:value="0.0252098247346334">
            <text:p>0.0252098247</text:p>
          </table:table-cell>
          <table:table-cell office:value-type="float" office:value="0.0449531057810578">
            <text:p>0.0449531058</text:p>
          </table:table-cell>
          <table:table-cell office:value-type="float" office:value="-0.00914324988169547">
            <text:p>-0.0091432499</text:p>
          </table:table-cell>
          <table:table-cell office:value-type="float" office:value="1.08948003568699">
            <text:p>1.0894800357</text:p>
          </table:table-cell>
          <table:table-cell office:value-type="float" office:value="1.16129660240365">
            <text:p>1.1612966024</text:p>
          </table:table-cell>
          <table:table-cell office:value-type="float" office:value="0.968162479490128">
            <text:p>0.9681624795</text:p>
          </table:table-cell>
          <table:table-cell office:value-type="float" office:value="27.8402564447693">
            <text:p>27.8402564448</text:p>
          </table:table-cell>
          <table:table-cell office:value-type="float" office:value="15.7633728253121">
            <text:p>15.76337282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26">
            <text:p>26626</text:p>
          </table:table-cell>
          <table:table-cell office:value-type="float" office:value="39252">
            <text:p>39252</text:p>
          </table:table-cell>
          <table:table-cell office:value-type="float" office:value="614.625">
            <text:p>614.625</text:p>
          </table:table-cell>
          <table:table-cell office:value-type="float" office:value="1070">
            <text:p>1070</text:p>
          </table:table-cell>
          <table:table-cell office:value-type="float" office:value="-394.375">
            <text:p>-394.375</text:p>
          </table:table-cell>
          <table:table-cell office:value-type="float" office:value="0.0402795071760928">
            <text:p>0.0402795072</text:p>
          </table:table-cell>
          <table:table-cell office:value-type="float" office:value="0.0401862840832269">
            <text:p>0.0401862841</text:p>
          </table:table-cell>
          <table:table-cell office:value-type="float" office:value="-0.0100472587384082">
            <text:p>-0.0100472587</text:p>
          </table:table-cell>
          <table:table-cell office:value-type="float" office:value="1.14415825496509">
            <text:p>1.144158255</text:p>
          </table:table-cell>
          <table:table-cell office:value-type="float" office:value="1.14381727165099">
            <text:p>1.1438172717</text:p>
          </table:table-cell>
          <table:table-cell office:value-type="float" office:value="0.965032451335558">
            <text:p>0.9650324513</text:p>
          </table:table-cell>
          <table:table-cell office:value-type="float" office:value="17.5527251550512">
            <text:p>17.5527251551</text:p>
          </table:table-cell>
          <table:table-cell office:value-type="float" office:value="17.5926500037058">
            <text:p>17.5926500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4242">
            <text:p>24242</text:p>
          </table:table-cell>
          <table:table-cell office:value-type="float" office:value="40779">
            <text:p>40779</text:p>
          </table:table-cell>
          <table:table-cell office:value-type="float" office:value="583.375">
            <text:p>583.375</text:p>
          </table:table-cell>
          <table:table-cell office:value-type="float" office:value="99.25">
            <text:p>99.25</text:p>
          </table:table-cell>
          <table:table-cell office:value-type="float" office:value="190.375">
            <text:p>190.375</text:p>
          </table:table-cell>
          <table:table-cell office:value-type="float" office:value="0.0349577540747843">
            <text:p>0.0349577541</text:p>
          </table:table-cell>
          <table:table-cell office:value-type="float" office:value="0.00409413414734758">
            <text:p>0.0040941341</text:p>
          </table:table-cell>
          <table:table-cell office:value-type="float" office:value="0.00466845680374703">
            <text:p>0.0046684568</text:p>
          </table:table-cell>
          <table:table-cell office:value-type="float" office:value="1.12474734661885">
            <text:p>1.1247473466</text:p>
          </table:table-cell>
          <table:table-cell office:value-type="float" office:value="1.01436232290717">
            <text:p>1.0143623229</text:p>
          </table:table-cell>
          <table:table-cell office:value-type="float" office:value="1.01638231601141">
            <text:p>1.016382316</text:p>
          </table:table-cell>
          <table:table-cell office:value-type="float" office:value="20.1727271286246">
            <text:p>20.17272712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342">
            <text:p>17342</text:p>
          </table:table-cell>
          <table:table-cell office:value-type="float" office:value="23703">
            <text:p>23703</text:p>
          </table:table-cell>
          <table:table-cell office:value-type="float" office:value="41147">
            <text:p>41147</text:p>
          </table:table-cell>
          <table:table-cell office:value-type="float" office:value="-432.375">
            <text:p>-432.375</text:p>
          </table:table-cell>
          <table:table-cell office:value-type="float" office:value="-62.25">
            <text:p>-62.25</text:p>
          </table:table-cell>
          <table:table-cell office:value-type="float" office:value="-181.75">
            <text:p>-181.75</text:p>
          </table:table-cell>
          <table:table-cell office:value-type="float" office:value="-0.0249322454157537">
            <text:p>-0.0249322454</text:p>
          </table:table-cell>
          <table:table-cell office:value-type="float" office:value="-0.00262624984179218">
            <text:p>-0.0026262498</text:p>
          </table:table-cell>
          <table:table-cell office:value-type="float" office:value="-0.00441708994580407">
            <text:p>-0.0044170899</text:p>
          </table:table-cell>
          <table:table-cell office:value-type="float" office:value="0.913955510093346">
            <text:p>0.9139555101</text:p>
          </table:table-cell>
          <table:table-cell office:value-type="float" office:value="0.990821644042661">
            <text:p>0.990821644</text:p>
          </table:table-cell>
          <table:table-cell office:value-type="float" office:value="0.984578426129521">
            <text:p>0.9845784261</text:p>
          </table:table-cell>
          <table:table-cell office:value-type="float" office:value="-27.4532016886827">
            <text:p>-27.45320168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91">
            <text:p>691</text:p>
          </table:table-cell>
          <table:table-cell office:value-type="float" office:value="16850">
            <text:p>16850</text:p>
          </table:table-cell>
          <table:table-cell office:value-type="float" office:value="25178">
            <text:p>25178</text:p>
          </table:table-cell>
          <table:table-cell office:value-type="float" office:value="43024">
            <text:p>43024</text:p>
          </table:table-cell>
          <table:table-cell office:value-type="float" office:value="-929.375">
            <text:p>-929.375</text:p>
          </table:table-cell>
          <table:table-cell office:value-type="float" office:value="1119.625">
            <text:p>1119.625</text:p>
          </table:table-cell>
          <table:table-cell office:value-type="float" office:value="-383.875">
            <text:p>-383.875</text:p>
          </table:table-cell>
          <table:table-cell office:value-type="float" office:value="-0.0551557863501484">
            <text:p>-0.0551557864</text:p>
          </table:table-cell>
          <table:table-cell office:value-type="float" office:value="0.0444683850981015">
            <text:p>0.0444683851</text:p>
          </table:table-cell>
          <table:table-cell office:value-type="float" office:value="-0.0089223456675344">
            <text:p>-0.0089223457</text:p>
          </table:table-cell>
          <table:table-cell office:value-type="float" office:value="0.812917382879571">
            <text:p>0.8129173829</text:p>
          </table:table-cell>
          <table:table-cell office:value-type="float" office:value="1.15951512489889">
            <text:p>1.1595151249</text:p>
          </table:table-cell>
          <table:table-cell office:value-type="float" office:value="0.968927822337963">
            <text:p>0.9689278223</text:p>
          </table:table-cell>
          <table:table-cell office:value-type="float" office:value="-12.2172294495593">
            <text:p>-12.2172294496</text:p>
          </table:table-cell>
          <table:table-cell office:value-type="float" office:value="15.9314757191637">
            <text:p>15.9314757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8150">
            <text:p>18150</text:p>
          </table:table-cell>
          <table:table-cell office:value-type="float" office:value="27076">
            <text:p>27076</text:p>
          </table:table-cell>
          <table:table-cell office:value-type="float" office:value="38675">
            <text:p>38675</text:p>
          </table:table-cell>
          <table:table-cell office:value-type="float" office:value="-401.125">
            <text:p>-401.125</text:p>
          </table:table-cell>
          <table:table-cell office:value-type="float" office:value="853.375">
            <text:p>853.375</text:p>
          </table:table-cell>
          <table:table-cell office:value-type="float" office:value="467.25">
            <text:p>467.25</text:p>
          </table:table-cell>
          <table:table-cell office:value-type="float" office:value="-0.0221005509641873">
            <text:p>-0.022100551</text:p>
          </table:table-cell>
          <table:table-cell office:value-type="float" office:value="0.031517764810164">
            <text:p>0.0315177648</text:p>
          </table:table-cell>
          <table:table-cell office:value-type="float" office:value="0.0120814479638009">
            <text:p>0.012081448</text:p>
          </table:table-cell>
          <table:table-cell office:value-type="float" office:value="0.923605402957069">
            <text:p>0.923605403</text:p>
          </table:table-cell>
          <table:table-cell office:value-type="float" office:value="1.11225918105289">
            <text:p>1.1122591811</text:p>
          </table:table-cell>
          <table:table-cell office:value-type="float" office:value="1.04257115218771">
            <text:p>1.0425711522</text:p>
          </table:table-cell>
          <table:table-cell office:value-type="float" office:value="-31.0154794378491">
            <text:p>-31.0154794378</text:p>
          </table:table-cell>
          <table:table-cell office:value-type="float" office:value="22.3370507716598">
            <text:p>22.3370507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17955">
            <text:p>17955</text:p>
          </table:table-cell>
          <table:table-cell office:value-type="float" office:value="25325">
            <text:p>25325</text:p>
          </table:table-cell>
          <table:table-cell office:value-type="float" office:value="39949">
            <text:p>39949</text:p>
          </table:table-cell>
          <table:table-cell office:value-type="float" office:value="-1162">
            <text:p>-1162</text:p>
          </table:table-cell>
          <table:table-cell office:value-type="float" office:value="112">
            <text:p>112</text:p>
          </table:table-cell>
          <table:table-cell office:value-type="float" office:value="246.25">
            <text:p>246.25</text:p>
          </table:table-cell>
          <table:table-cell office:value-type="float" office:value="-0.0647173489278752">
            <text:p>-0.0647173489</text:p>
          </table:table-cell>
          <table:table-cell office:value-type="float" office:value="0.00442250740375123">
            <text:p>0.0044225074</text:p>
          </table:table-cell>
          <table:table-cell office:value-type="float" office:value="0.00616410923928008">
            <text:p>0.0061641092</text:p>
          </table:table-cell>
          <table:table-cell office:value-type="float" office:value="0.781698415846851">
            <text:p>0.7816984158</text:p>
          </table:table-cell>
          <table:table-cell office:value-type="float" office:value="1.01551711071373">
            <text:p>1.0155171107</text:p>
          </table:table-cell>
          <table:table-cell office:value-type="float" office:value="1.0216488549732">
            <text:p>1.021648855</text:p>
          </table:table-cell>
          <table:table-cell office:value-type="float" office:value="-10.3599386426193">
            <text:p>-10.3599386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4193">
            <text:p>14193</text:p>
          </table:table-cell>
          <table:table-cell office:value-type="float" office:value="25826">
            <text:p>25826</text:p>
          </table:table-cell>
          <table:table-cell office:value-type="float" office:value="40040">
            <text:p>40040</text:p>
          </table:table-cell>
          <table:table-cell office:value-type="float" office:value="-1325.25">
            <text:p>-1325.25</text:p>
          </table:table-cell>
          <table:table-cell office:value-type="float" office:value="749.25">
            <text:p>749.25</text:p>
          </table:table-cell>
          <table:table-cell office:value-type="float" office:value="1616.875">
            <text:p>1616.875</text:p>
          </table:table-cell>
          <table:table-cell office:value-type="float" office:value="-0.0933734939759036">
            <text:p>-0.093373494</text:p>
          </table:table-cell>
          <table:table-cell office:value-type="float" office:value="0.0290114613180516">
            <text:p>0.0290114613</text:p>
          </table:table-cell>
          <table:table-cell office:value-type="float" office:value="0.0403814935064935">
            <text:p>0.0403814935</text:p>
          </table:table-cell>
          <table:table-cell office:value-type="float" office:value="0.690281245463783">
            <text:p>0.6902812455</text:p>
          </table:table-cell>
          <table:table-cell office:value-type="float" office:value="1.10318977779329">
            <text:p>1.1031897778</text:p>
          </table:table-cell>
          <table:table-cell office:value-type="float" office:value="1.14453133070764">
            <text:p>1.1445313307</text:p>
          </table:table-cell>
          <table:table-cell office:value-type="float" office:value="-7.07114789527679">
            <text:p>-7.0711478953</text:p>
          </table:table-cell>
          <table:table-cell office:value-type="float" office:value="24.2371059909867">
            <text:p>24.237105991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13053">
            <text:p>13053</text:p>
          </table:table-cell>
          <table:table-cell office:value-type="float" office:value="24660">
            <text:p>24660</text:p>
          </table:table-cell>
          <table:table-cell office:value-type="float" office:value="41610">
            <text:p>41610</text:p>
          </table:table-cell>
          <table:table-cell office:value-type="float" office:value="-1194.125">
            <text:p>-1194.125</text:p>
          </table:table-cell>
          <table:table-cell office:value-type="float" office:value="614.25">
            <text:p>614.25</text:p>
          </table:table-cell>
          <table:table-cell office:value-type="float" office:value="-445.125">
            <text:p>-445.125</text:p>
          </table:table-cell>
          <table:table-cell office:value-type="float" office:value="-0.0914828008886846">
            <text:p>-0.0914828009</text:p>
          </table:table-cell>
          <table:table-cell office:value-type="float" office:value="0.0249087591240876">
            <text:p>0.0249087591</text:p>
          </table:table-cell>
          <table:table-cell office:value-type="float" office:value="-0.010697548666186">
            <text:p>-0.0106975487</text:p>
          </table:table-cell>
          <table:table-cell office:value-type="float" office:value="0.696213638492144">
            <text:p>0.6962136385</text:p>
          </table:table-cell>
          <table:table-cell office:value-type="float" office:value="1.08839673164527">
            <text:p>1.0883967316</text:p>
          </table:table-cell>
          <table:table-cell office:value-type="float" office:value="0.962782877261381">
            <text:p>0.9627828773</text:p>
          </table:table-cell>
          <table:table-cell office:value-type="float" office:value="-7.22468868599121">
            <text:p>-7.224688686</text:p>
          </table:table-cell>
          <table:table-cell office:value-type="float" office:value="28.1725996942033">
            <text:p>28.1725996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4136">
            <text:p>14136</text:p>
          </table:table-cell>
          <table:table-cell office:value-type="float" office:value="25661">
            <text:p>25661</text:p>
          </table:table-cell>
          <table:table-cell office:value-type="float" office:value="42120">
            <text:p>42120</text:p>
          </table:table-cell>
          <table:table-cell office:value-type="float" office:value="-596.5">
            <text:p>-596.5</text:p>
          </table:table-cell>
          <table:table-cell office:value-type="float" office:value="-673.5">
            <text:p>-673.5</text:p>
          </table:table-cell>
          <table:table-cell office:value-type="float" office:value="1470.625">
            <text:p>1470.625</text:p>
          </table:table-cell>
          <table:table-cell office:value-type="float" office:value="-0.0421972269383135">
            <text:p>-0.0421972269</text:p>
          </table:table-cell>
          <table:table-cell office:value-type="float" office:value="-0.0262460543236819">
            <text:p>-0.0262460543</text:p>
          </table:table-cell>
          <table:table-cell office:value-type="float" office:value="0.0349151234567901">
            <text:p>0.0349151235</text:p>
          </table:table-cell>
          <table:table-cell office:value-type="float" office:value="0.855799693400018">
            <text:p>0.8557996934</text:p>
          </table:table-cell>
          <table:table-cell office:value-type="float" office:value="0.909488966387534">
            <text:p>0.9094889664</text:p>
          </table:table-cell>
          <table:table-cell office:value-type="float" office:value="1.12459230115693">
            <text:p>1.1245923012</text:p>
          </table:table-cell>
          <table:table-cell office:value-type="float" office:value="-16.0773042137772">
            <text:p>-16.0773042138</text:p>
          </table:table-cell>
          <table:table-cell office:value-type="float" office:value="-26.0614666872324">
            <text:p>-26.0614666872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3376">
            <text:p>13376</text:p>
          </table:table-cell>
          <table:table-cell office:value-type="float" office:value="25236">
            <text:p>25236</text:p>
          </table:table-cell>
          <table:table-cell office:value-type="float" office:value="45370">
            <text:p>45370</text:p>
          </table:table-cell>
          <table:table-cell office:value-type="float" office:value="-106.875">
            <text:p>-106.875</text:p>
          </table:table-cell>
          <table:table-cell office:value-type="float" office:value="279.125">
            <text:p>279.125</text:p>
          </table:table-cell>
          <table:table-cell office:value-type="float" office:value="1316.25">
            <text:p>1316.25</text:p>
          </table:table-cell>
          <table:table-cell office:value-type="float" office:value="-0.00799005681818182">
            <text:p>-0.0079900568</text:p>
          </table:table-cell>
          <table:table-cell office:value-type="float" office:value="0.0110605880488191">
            <text:p>0.011060588</text:p>
          </table:table-cell>
          <table:table-cell office:value-type="float" office:value="0.0290114613180516">
            <text:p>0.0290114613</text:p>
          </table:table-cell>
          <table:table-cell office:value-type="float" office:value="0.972159929511961">
            <text:p>0.9721599295</text:p>
          </table:table-cell>
          <table:table-cell office:value-type="float" office:value="1.03895183792252">
            <text:p>1.0389518379</text:p>
          </table:table-cell>
          <table:table-cell office:value-type="float" office:value="1.10318977779329">
            <text:p>1.103189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1913">
            <text:p>11913</text:p>
          </table:table-cell>
          <table:table-cell office:value-type="float" office:value="22975">
            <text:p>22975</text:p>
          </table:table-cell>
          <table:table-cell office:value-type="float" office:value="44712">
            <text:p>44712</text:p>
          </table:table-cell>
          <table:table-cell office:value-type="float" office:value="375.25">
            <text:p>375.25</text:p>
          </table:table-cell>
          <table:table-cell office:value-type="float" office:value="728.125">
            <text:p>728.125</text:p>
          </table:table-cell>
          <table:table-cell office:value-type="float" office:value="1296">
            <text:p>1296</text:p>
          </table:table-cell>
          <table:table-cell office:value-type="float" office:value="0.0314992025518341">
            <text:p>0.0314992026</text:p>
          </table:table-cell>
          <table:table-cell office:value-type="float" office:value="0.0316920565832427">
            <text:p>0.0316920566</text:p>
          </table:table-cell>
          <table:table-cell office:value-type="float" office:value="0.0289855072463768">
            <text:p>0.0289855072</text:p>
          </table:table-cell>
          <table:table-cell office:value-type="float" office:value="1.11219192046377">
            <text:p>1.1121919205</text:p>
          </table:table-cell>
          <table:table-cell office:value-type="float" office:value="1.11289079548428">
            <text:p>1.1128907955</text:p>
          </table:table-cell>
          <table:table-cell office:value-type="float" office:value="1.10309598823777">
            <text:p>1.1030959882</text:p>
          </table:table-cell>
          <table:table-cell office:value-type="float" office:value="22.3500117007141">
            <text:p>22.3500117007</text:p>
          </table:table-cell>
          <table:table-cell office:value-type="float" office:value="22.216093618873">
            <text:p>22.2160936189</text:p>
          </table:table-cell>
          <table:table-cell office:value-type="float" office:value="24.2585008793437">
            <text:p>24.25850087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13053">
            <text:p>13053</text:p>
          </table:table-cell>
          <table:table-cell office:value-type="float" office:value="23700">
            <text:p>23700</text:p>
          </table:table-cell>
          <table:table-cell office:value-type="float" office:value="47628">
            <text:p>47628</text:p>
          </table:table-cell>
          <table:table-cell office:value-type="float" office:value="-1194.125">
            <text:p>-1194.125</text:p>
          </table:table-cell>
          <table:table-cell office:value-type="float" office:value="462.5">
            <text:p>462.5</text:p>
          </table:table-cell>
          <table:table-cell office:value-type="float" office:value="1588.5">
            <text:p>1588.5</text:p>
          </table:table-cell>
          <table:table-cell office:value-type="float" office:value="-0.0914828008886846">
            <text:p>-0.0914828009</text:p>
          </table:table-cell>
          <table:table-cell office:value-type="float" office:value="0.0195147679324895">
            <text:p>0.0195147679</text:p>
          </table:table-cell>
          <table:table-cell office:value-type="float" office:value="0.0333522297808012">
            <text:p>0.0333522298</text:p>
          </table:table-cell>
          <table:table-cell office:value-type="float" office:value="0.696213638492144">
            <text:p>0.6962136385</text:p>
          </table:table-cell>
          <table:table-cell office:value-type="float" office:value="1.06904810705193">
            <text:p>1.0690481071</text:p>
          </table:table-cell>
          <table:table-cell office:value-type="float" office:value="1.11891305184625">
            <text:p>1.1189130518</text:p>
          </table:table-cell>
          <table:table-cell office:value-type="float" office:value="-7.22468868599121">
            <text:p>-7.224688686</text:p>
          </table:table-cell>
          <table:table-cell office:value-type="float" office:value="0">
            <text:p>0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14136">
            <text:p>14136</text:p>
          </table:table-cell>
          <table:table-cell office:value-type="float" office:value="26190">
            <text:p>26190</text:p>
          </table:table-cell>
          <table:table-cell office:value-type="float" office:value="50472">
            <text:p>50472</text:p>
          </table:table-cell>
          <table:table-cell office:value-type="float" office:value="-596.5">
            <text:p>-596.5</text:p>
          </table:table-cell>
          <table:table-cell office:value-type="float" office:value="771.75">
            <text:p>771.75</text:p>
          </table:table-cell>
          <table:table-cell office:value-type="float" office:value="1251">
            <text:p>1251</text:p>
          </table:table-cell>
          <table:table-cell office:value-type="float" office:value="-0.0421972269383135">
            <text:p>-0.0421972269</text:p>
          </table:table-cell>
          <table:table-cell office:value-type="float" office:value="0.02946735395189">
            <text:p>0.029467354</text:p>
          </table:table-cell>
          <table:table-cell office:value-type="float" office:value="0.0247860199714693">
            <text:p>0.02478602</text:p>
          </table:table-cell>
          <table:table-cell office:value-type="float" office:value="0.855799693400018">
            <text:p>0.8557996934</text:p>
          </table:table-cell>
          <table:table-cell office:value-type="float" office:value="1.10483765573151">
            <text:p>1.1048376557</text:p>
          </table:table-cell>
          <table:table-cell office:value-type="float" office:value="1.08795518960075">
            <text:p>1.0879551896</text:p>
          </table:table-cell>
          <table:table-cell office:value-type="float" office:value="-16.0773042137772">
            <text:p>-16.0773042138</text:p>
          </table:table-cell>
          <table:table-cell office:value-type="float" office:value="23.8674418282311">
            <text:p>23.8674418282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3376">
            <text:p>13376</text:p>
          </table:table-cell>
          <table:table-cell office:value-type="float" office:value="25920">
            <text:p>25920</text:p>
          </table:table-cell>
          <table:table-cell office:value-type="float" office:value="50508">
            <text:p>50508</text:p>
          </table:table-cell>
          <table:table-cell office:value-type="float" office:value="-106.875">
            <text:p>-106.875</text:p>
          </table:table-cell>
          <table:table-cell office:value-type="float" office:value="704.25">
            <text:p>704.25</text:p>
          </table:table-cell>
          <table:table-cell office:value-type="float" office:value="661.5">
            <text:p>661.5</text:p>
          </table:table-cell>
          <table:table-cell office:value-type="float" office:value="-0.00799005681818182">
            <text:p>-0.0079900568</text:p>
          </table:table-cell>
          <table:table-cell office:value-type="float" office:value="0.0271701388888889">
            <text:p>0.0271701389</text:p>
          </table:table-cell>
          <table:table-cell office:value-type="float" office:value="0.0130969351389879">
            <text:p>0.0130969351</text:p>
          </table:table-cell>
          <table:table-cell office:value-type="float" office:value="0.972159929511961">
            <text:p>0.9721599295</text:p>
          </table:table-cell>
          <table:table-cell office:value-type="float" office:value="1.0965423903477">
            <text:p>1.0965423903</text:p>
          </table:table-cell>
          <table:table-cell office:value-type="float" office:value="1.04617547121813">
            <text:p>1.0461754712</text:p>
          </table:table-cell>
          <table:table-cell office:value-type="float" office:value="0">
            <text:p>0</text:p>
          </table:table-cell>
          <table:table-cell office:value-type="float" office:value="25.8563846310834">
            <text:p>25.8563846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1913">
            <text:p>11913</text:p>
          </table:table-cell>
          <table:table-cell office:value-type="float" office:value="24930">
            <text:p>24930</text:p>
          </table:table-cell>
          <table:table-cell office:value-type="float" office:value="49320">
            <text:p>49320</text:p>
          </table:table-cell>
          <table:table-cell office:value-type="float" office:value="375.25">
            <text:p>375.25</text:p>
          </table:table-cell>
          <table:table-cell office:value-type="float" office:value="753.75">
            <text:p>753.75</text:p>
          </table:table-cell>
          <table:table-cell office:value-type="float" office:value="1228.5">
            <text:p>1228.5</text:p>
          </table:table-cell>
          <table:table-cell office:value-type="float" office:value="0.0314992025518341">
            <text:p>0.0314992026</text:p>
          </table:table-cell>
          <table:table-cell office:value-type="float" office:value="0.0302346570397112">
            <text:p>0.030234657</text:p>
          </table:table-cell>
          <table:table-cell office:value-type="float" office:value="0.0249087591240876">
            <text:p>0.0249087591</text:p>
          </table:table-cell>
          <table:table-cell office:value-type="float" office:value="1.11219192046377">
            <text:p>1.1121919205</text:p>
          </table:table-cell>
          <table:table-cell office:value-type="float" office:value="1.10761300323215">
            <text:p>1.1076130032</text:p>
          </table:table-cell>
          <table:table-cell office:value-type="float" office:value="1.08839673164527">
            <text:p>1.0883967316</text:p>
          </table:table-cell>
          <table:table-cell office:value-type="float" office:value="22.3500117007141">
            <text:p>22.3500117007</text:p>
          </table:table-cell>
          <table:table-cell office:value-type="float" office:value="23.2704374343274">
            <text:p>23.2704374343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4003">
            <text:p>14003</text:p>
          </table:table-cell>
          <table:table-cell office:value-type="float" office:value="27269">
            <text:p>27269</text:p>
          </table:table-cell>
          <table:table-cell office:value-type="float" office:value="52380">
            <text:p>52380</text:p>
          </table:table-cell>
          <table:table-cell office:value-type="float" office:value="570">
            <text:p>570</text:p>
          </table:table-cell>
          <table:table-cell office:value-type="float" office:value="1110">
            <text:p>1110</text:p>
          </table:table-cell>
          <table:table-cell office:value-type="float" office:value="1543.5">
            <text:p>1543.5</text:p>
          </table:table-cell>
          <table:table-cell table:number-columns-repeated="2" office:value-type="float" office:value="0.0407055630936228">
            <text:p>0.0407055631</text:p>
          </table:table-cell>
          <table:table-cell office:value-type="float" office:value="0.02946735395189">
            <text:p>0.029467354</text:p>
          </table:table-cell>
          <table:table-cell table:number-columns-repeated="2" office:value-type="float" office:value="1.14571707884655">
            <text:p>1.1457170788</text:p>
          </table:table-cell>
          <table:table-cell office:value-type="float" office:value="1.10483765573151">
            <text:p>1.1048376557</text:p>
          </table:table-cell>
          <table:table-cell table:number-columns-repeated="2" office:value-type="float" office:value="17.3725847358137">
            <text:p>17.3725847358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6192">
            <text:p>16192</text:p>
          </table:table-cell>
          <table:table-cell office:value-type="float" office:value="28594">
            <text:p>28594</text:p>
          </table:table-cell>
          <table:table-cell office:value-type="float" office:value="51840">
            <text:p>51840</text:p>
          </table:table-cell>
          <table:table-cell office:value-type="float" office:value="356.5">
            <text:p>356.5</text:p>
          </table:table-cell>
          <table:table-cell office:value-type="float" office:value="735.875">
            <text:p>735.875</text:p>
          </table:table-cell>
          <table:table-cell office:value-type="float" office:value="1408.5">
            <text:p>1408.5</text:p>
          </table:table-cell>
          <table:table-cell office:value-type="float" office:value="0.0220170454545455">
            <text:p>0.0220170455</text:p>
          </table:table-cell>
          <table:table-cell office:value-type="float" office:value="0.0257352941176471">
            <text:p>0.0257352941</text:p>
          </table:table-cell>
          <table:table-cell office:value-type="float" office:value="0.0271701388888889">
            <text:p>0.0271701389</text:p>
          </table:table-cell>
          <table:table-cell office:value-type="float" office:value="1.07800976966038">
            <text:p>1.0780097697</text:p>
          </table:table-cell>
          <table:table-cell office:value-type="float" office:value="1.09137164792388">
            <text:p>1.0913716479</text:p>
          </table:table-cell>
          <table:table-cell office:value-type="float" office:value="1.0965423903477">
            <text:p>1.0965423903</text:p>
          </table:table-cell>
          <table:table-cell office:value-type="float" office:value="31.8276133930896">
            <text:p>31.8276133931</text:p>
          </table:table-cell>
          <table:table-cell office:value-type="float" office:value="27.2788248993945">
            <text:p>27.2788248994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4421">
            <text:p>14421</text:p>
          </table:table-cell>
          <table:table-cell office:value-type="float" office:value="27357">
            <text:p>27357</text:p>
          </table:table-cell>
          <table:table-cell office:value-type="float" office:value="51450">
            <text:p>51450</text:p>
          </table:table-cell>
          <table:table-cell office:value-type="float" office:value="454.25">
            <text:p>454.25</text:p>
          </table:table-cell>
          <table:table-cell office:value-type="float" office:value="49.5">
            <text:p>49.5</text:p>
          </table:table-cell>
          <table:table-cell office:value-type="float" office:value="1053.75">
            <text:p>1053.75</text:p>
          </table:table-cell>
          <table:table-cell office:value-type="float" office:value="0.0314992025518341">
            <text:p>0.0314992026</text:p>
          </table:table-cell>
          <table:table-cell office:value-type="float" office:value="0.00180940892641737">
            <text:p>0.0018094089</text:p>
          </table:table-cell>
          <table:table-cell office:value-type="float" office:value="0.0204810495626822">
            <text:p>0.0204810496</text:p>
          </table:table-cell>
          <table:table-cell office:value-type="float" office:value="1.11219192046377">
            <text:p>1.1121919205</text:p>
          </table:table-cell>
          <table:table-cell office:value-type="float" office:value="1.00633934820536">
            <text:p>1.0063393482</text:p>
          </table:table-cell>
          <table:table-cell office:value-type="float" office:value="1.07250584131612">
            <text:p>1.0725058413</text:p>
          </table:table-cell>
          <table:table-cell office:value-type="float" office:value="22.3500117007141">
            <text:p>22.3500117007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6796">
            <text:p>16796</text:p>
          </table:table-cell>
          <table:table-cell office:value-type="float" office:value="28960">
            <text:p>28960</text:p>
          </table:table-cell>
          <table:table-cell office:value-type="float" office:value="54540">
            <text:p>54540</text:p>
          </table:table-cell>
          <table:table-cell office:value-type="float" office:value="-243.625">
            <text:p>-243.625</text:p>
          </table:table-cell>
          <table:table-cell office:value-type="float" office:value="1028">
            <text:p>1028</text:p>
          </table:table-cell>
          <table:table-cell office:value-type="float" office:value="1845">
            <text:p>1845</text:p>
          </table:table-cell>
          <table:table-cell office:value-type="float" office:value="-0.0145049416527745">
            <text:p>-0.0145049417</text:p>
          </table:table-cell>
          <table:table-cell office:value-type="float" office:value="0.0354972375690608">
            <text:p>0.0354972376</text:p>
          </table:table-cell>
          <table:table-cell office:value-type="float" office:value="0.0338283828382838">
            <text:p>0.0338283828</text:p>
          </table:table-cell>
          <table:table-cell office:value-type="float" office:value="0.949645075146696">
            <text:p>0.9496450751</text:p>
          </table:table-cell>
          <table:table-cell office:value-type="float" office:value="1.12671003708678">
            <text:p>1.1267100371</text:p>
          </table:table-cell>
          <table:table-cell office:value-type="float" office:value="1.12064228452548">
            <text:p>1.1206422845</text:p>
          </table:table-cell>
          <table:table-cell office:value-type="float" office:value="0">
            <text:p>0</text:p>
          </table:table-cell>
          <table:table-cell office:value-type="float" office:value="19.8713509514695">
            <text:p>19.8713509515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7613">
            <text:p>17613</text:p>
          </table:table-cell>
          <table:table-cell office:value-type="float" office:value="32040">
            <text:p>32040</text:p>
          </table:table-cell>
          <table:table-cell office:value-type="float" office:value="59976">
            <text:p>59976</text:p>
          </table:table-cell>
          <table:table-cell office:value-type="float" office:value="629.375">
            <text:p>629.375</text:p>
          </table:table-cell>
          <table:table-cell office:value-type="float" office:value="956.25">
            <text:p>956.25</text:p>
          </table:table-cell>
          <table:table-cell office:value-type="float" office:value="1444.5">
            <text:p>1444.5</text:p>
          </table:table-cell>
          <table:table-cell office:value-type="float" office:value="0.0357335490830637">
            <text:p>0.0357335491</text:p>
          </table:table-cell>
          <table:table-cell office:value-type="float" office:value="0.0298455056179775">
            <text:p>0.0298455056</text:p>
          </table:table-cell>
          <table:table-cell office:value-type="float" office:value="0.0240846338535414">
            <text:p>0.0240846339</text:p>
          </table:table-cell>
          <table:table-cell office:value-type="float" office:value="1.12757011938966">
            <text:p>1.1275701194</text:p>
          </table:table-cell>
          <table:table-cell office:value-type="float" office:value="1.10620514790588">
            <text:p>1.1062051479</text:p>
          </table:table-cell>
          <table:table-cell office:value-type="float" office:value="1.0854331548796">
            <text:p>1.0854331549</text:p>
          </table:table-cell>
          <table:table-cell office:value-type="float" office:value="19.7422040602386">
            <text:p>19.7422040602</text:p>
          </table:table-cell>
          <table:table-cell office:value-type="float" office:value="23.5693827811852">
            <text:p>23.569382781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16891">
            <text:p>16891</text:p>
          </table:table-cell>
          <table:table-cell office:value-type="float" office:value="29337">
            <text:p>29337</text:p>
          </table:table-cell>
          <table:table-cell office:value-type="float" office:value="61740">
            <text:p>61740</text:p>
          </table:table-cell>
          <table:table-cell office:value-type="float" office:value="-358.125">
            <text:p>-358.125</text:p>
          </table:table-cell>
          <table:table-cell office:value-type="float" office:value="-622">
            <text:p>-622</text:p>
          </table:table-cell>
          <table:table-cell office:value-type="float" office:value="1264.5">
            <text:p>1264.5</text:p>
          </table:table-cell>
          <table:table-cell office:value-type="float" office:value="-0.0212021194719081">
            <text:p>-0.0212021195</text:p>
          </table:table-cell>
          <table:table-cell office:value-type="float" office:value="-0.0212018952176432">
            <text:p>-0.0212018952</text:p>
          </table:table-cell>
          <table:table-cell office:value-type="float" office:value="0.0204810495626822">
            <text:p>0.0204810496</text:p>
          </table:table-cell>
          <table:table-cell office:value-type="float" office:value="0.92667366039372">
            <text:p>0.9266736604</text:p>
          </table:table-cell>
          <table:table-cell office:value-type="float" office:value="0.926674426645456">
            <text:p>0.9266744266</text:p>
          </table:table-cell>
          <table:table-cell office:value-type="float" office:value="1.07250584131612">
            <text:p>1.0725058413</text:p>
          </table:table-cell>
          <table:table-cell office:value-type="float" office:value="-32.3445418709012">
            <text:p>-32.3445418709</text:p>
          </table:table-cell>
          <table:table-cell office:value-type="float" office:value="-32.3448876739608">
            <text:p>-32.344887674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5751">
            <text:p>15751</text:p>
          </table:table-cell>
          <table:table-cell office:value-type="float" office:value="29546">
            <text:p>29546</text:p>
          </table:table-cell>
          <table:table-cell office:value-type="float" office:value="62568">
            <text:p>62568</text:p>
          </table:table-cell>
          <table:table-cell office:value-type="float" office:value="28.5">
            <text:p>28.5</text:p>
          </table:table-cell>
          <table:table-cell office:value-type="float" office:value="877.625">
            <text:p>877.625</text:p>
          </table:table-cell>
          <table:table-cell office:value-type="float" office:value="1858.5">
            <text:p>1858.5</text:p>
          </table:table-cell>
          <table:table-cell office:value-type="float" office:value="0.00180940892641737">
            <text:p>0.0018094089</text:p>
          </table:table-cell>
          <table:table-cell table:number-columns-repeated="2" office:value-type="float" office:value="0.0297036823935558">
            <text:p>0.0297036824</text:p>
          </table:table-cell>
          <table:table-cell office:value-type="float" office:value="1.00633934820536">
            <text:p>1.0063393482</text:p>
          </table:table-cell>
          <table:table-cell table:number-columns-repeated="2" office:value-type="float" office:value="1.10569221352301">
            <text:p>1.1056922135</text:p>
          </table:table-cell>
          <table:table-cell office:value-type="float" office:value="0">
            <text:p>0</text:p>
          </table:table-cell>
          <table:table-cell table:number-columns-repeated="2"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5246">
            <text:p>15246</text:p>
          </table:table-cell>
          <table:table-cell office:value-type="float" office:value="28288">
            <text:p>28288</text:p>
          </table:table-cell>
          <table:table-cell office:value-type="float" office:value="64080">
            <text:p>64080</text:p>
          </table:table-cell>
          <table:table-cell office:value-type="float" office:value="35.75">
            <text:p>35.75</text:p>
          </table:table-cell>
          <table:table-cell office:value-type="float" office:value="613.75">
            <text:p>613.75</text:p>
          </table:table-cell>
          <table:table-cell office:value-type="float" office:value="1912.5">
            <text:p>1912.5</text:p>
          </table:table-cell>
          <table:table-cell office:value-type="float" office:value="0.00234487734487735">
            <text:p>0.0023448773</text:p>
          </table:table-cell>
          <table:table-cell office:value-type="float" office:value="0.0216964790723982">
            <text:p>0.0216964791</text:p>
          </table:table-cell>
          <table:table-cell office:value-type="float" office:value="0.0298455056179775">
            <text:p>0.0298455056</text:p>
          </table:table-cell>
          <table:table-cell office:value-type="float" office:value="1.00821784766861">
            <text:p>1.0082178477</text:p>
          </table:table-cell>
          <table:table-cell office:value-type="float" office:value="1.07686032167351">
            <text:p>1.0768603217</text:p>
          </table:table-cell>
          <table:table-cell office:value-type="float" office:value="1.10620514790588">
            <text:p>1.1062051479</text:p>
          </table:table-cell>
          <table:table-cell office:value-type="float" office:value="0">
            <text:p>0</text:p>
          </table:table-cell>
          <table:table-cell office:value-type="float" office:value="32.2927837740148">
            <text:p>32.292783774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17960">
            <text:p>17960</text:p>
          </table:table-cell>
          <table:table-cell office:value-type="float" office:value="32064">
            <text:p>32064</text:p>
          </table:table-cell>
          <table:table-cell office:value-type="float" office:value="63936">
            <text:p>63936</text:p>
          </table:table-cell>
          <table:table-cell office:value-type="float" office:value="-230.25">
            <text:p>-230.25</text:p>
          </table:table-cell>
          <table:table-cell office:value-type="float" office:value="553.875">
            <text:p>553.875</text:p>
          </table:table-cell>
          <table:table-cell office:value-type="float" office:value="828">
            <text:p>828</text:p>
          </table:table-cell>
          <table:table-cell office:value-type="float" office:value="-0.0128201559020045">
            <text:p>-0.0128201559</text:p>
          </table:table-cell>
          <table:table-cell office:value-type="float" office:value="0.0172740456586826">
            <text:p>0.0172740457</text:p>
          </table:table-cell>
          <table:table-cell office:value-type="float" office:value="0.0129504504504505">
            <text:p>0.0129504505</text:p>
          </table:table-cell>
          <table:table-cell office:value-type="float" office:value="0.955451592881794">
            <text:p>0.9554515929</text:p>
          </table:table-cell>
          <table:table-cell office:value-type="float" office:value="1.06104400940609">
            <text:p>1.0610440094</text:p>
          </table:table-cell>
          <table:table-cell office:value-type="float" office:value="1.04565529634364">
            <text:p>1.04565529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4330">
            <text:p>14330</text:p>
          </table:table-cell>
          <table:table-cell office:value-type="float" office:value="27525">
            <text:p>27525</text:p>
          </table:table-cell>
          <table:table-cell office:value-type="float" office:value="61956">
            <text:p>61956</text:p>
          </table:table-cell>
          <table:table-cell office:value-type="float" office:value="124.75">
            <text:p>124.75</text:p>
          </table:table-cell>
          <table:table-cell office:value-type="float" office:value="132.625">
            <text:p>132.625</text:p>
          </table:table-cell>
          <table:table-cell office:value-type="float" office:value="801">
            <text:p>801</text:p>
          </table:table-cell>
          <table:table-cell office:value-type="float" office:value="0.00870551290997906">
            <text:p>0.0087055129</text:p>
          </table:table-cell>
          <table:table-cell office:value-type="float" office:value="0.00481834695731154">
            <text:p>0.004818347</text:p>
          </table:table-cell>
          <table:table-cell office:value-type="float" office:value="0.0129285299244625">
            <text:p>0.0129285299</text:p>
          </table:table-cell>
          <table:table-cell office:value-type="float" office:value="1.03061783565678">
            <text:p>1.0306178357</text:p>
          </table:table-cell>
          <table:table-cell office:value-type="float" office:value="1.0169097186267">
            <text:p>1.0169097186</text:p>
          </table:table-cell>
          <table:table-cell office:value-type="float" office:value="1.04557746263219">
            <text:p>1.0455774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6645">
            <text:p>16645</text:p>
          </table:table-cell>
          <table:table-cell office:value-type="float" office:value="29624">
            <text:p>29624</text:p>
          </table:table-cell>
          <table:table-cell office:value-type="float" office:value="64728">
            <text:p>64728</text:p>
          </table:table-cell>
          <table:table-cell office:value-type="float" office:value="375.75">
            <text:p>375.75</text:p>
          </table:table-cell>
          <table:table-cell office:value-type="float" office:value="1668.25">
            <text:p>1668.25</text:p>
          </table:table-cell>
          <table:table-cell office:value-type="float" office:value="-246.75">
            <text:p>-246.75</text:p>
          </table:table-cell>
          <table:table-cell office:value-type="float" office:value="0.0225743466506458">
            <text:p>0.0225743467</text:p>
          </table:table-cell>
          <table:table-cell office:value-type="float" office:value="0.0563141371860654">
            <text:p>0.0563141372</text:p>
          </table:table-cell>
          <table:table-cell office:value-type="float" office:value="-0.00381210604375232">
            <text:p>-0.003812106</text:p>
          </table:table-cell>
          <table:table-cell office:value-type="float" office:value="1.0800090314856">
            <text:p>1.0800090315</text:p>
          </table:table-cell>
          <table:table-cell office:value-type="float" office:value="1.20331519296337">
            <text:p>1.203315193</text:p>
          </table:table-cell>
          <table:table-cell office:value-type="float" office:value="0.986686111865745">
            <text:p>0.9866861119</text:p>
          </table:table-cell>
          <table:table-cell office:value-type="float" office:value="31.0503668447148">
            <text:p>31.0503668447</text:p>
          </table:table-cell>
          <table:table-cell office:value-type="float" office:value="12.6519913002582">
            <text:p>12.6519913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7082">
            <text:p>17082</text:p>
          </table:table-cell>
          <table:table-cell office:value-type="float" office:value="32566">
            <text:p>32566</text:p>
          </table:table-cell>
          <table:table-cell office:value-type="float" office:value="69840">
            <text:p>69840</text:p>
          </table:table-cell>
          <table:table-cell office:value-type="float" office:value="623.125">
            <text:p>623.125</text:p>
          </table:table-cell>
          <table:table-cell office:value-type="float" office:value="1188">
            <text:p>1188</text:p>
          </table:table-cell>
          <table:table-cell office:value-type="float" office:value="-474.125">
            <text:p>-474.125</text:p>
          </table:table-cell>
          <table:table-cell office:value-type="float" office:value="0.0364784568551692">
            <text:p>0.0364784569</text:p>
          </table:table-cell>
          <table:table-cell office:value-type="float" office:value="0.0364797641712215">
            <text:p>0.0364797642</text:p>
          </table:table-cell>
          <table:table-cell office:value-type="float" office:value="-0.0067887313860252">
            <text:p>-0.0067887314</text:p>
          </table:table-cell>
          <table:table-cell office:value-type="float" office:value="1.13028272750958">
            <text:p>1.1302827275</text:p>
          </table:table-cell>
          <table:table-cell office:value-type="float" office:value="1.13028749005949">
            <text:p>1.1302874901</text:p>
          </table:table-cell>
          <table:table-cell office:value-type="float" office:value="0.976329770421622">
            <text:p>0.9763297704</text:p>
          </table:table-cell>
          <table:table-cell office:value-type="float" office:value="19.3460529459013">
            <text:p>19.3460529459</text:p>
          </table:table-cell>
          <table:table-cell office:value-type="float" office:value="19.3453719193648">
            <text:p>19.3453719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7196">
            <text:p>17196</text:p>
          </table:table-cell>
          <table:table-cell office:value-type="float" office:value="32403">
            <text:p>32403</text:p>
          </table:table-cell>
          <table:table-cell office:value-type="float" office:value="66600">
            <text:p>66600</text:p>
          </table:table-cell>
          <table:table-cell office:value-type="float" office:value="237.875">
            <text:p>237.875</text:p>
          </table:table-cell>
          <table:table-cell office:value-type="float" office:value="1041.125">
            <text:p>1041.125</text:p>
          </table:table-cell>
          <table:table-cell office:value-type="float" office:value="-593.125">
            <text:p>-593.125</text:p>
          </table:table-cell>
          <table:table-cell office:value-type="float" office:value="0.0138331588741568">
            <text:p>0.0138331589</text:p>
          </table:table-cell>
          <table:table-cell office:value-type="float" office:value="0.0321305126068574">
            <text:p>0.0321305126</text:p>
          </table:table-cell>
          <table:table-cell office:value-type="float" office:value="-0.00890578078078078">
            <text:p>-0.0089057808</text:p>
          </table:table-cell>
          <table:table-cell office:value-type="float" office:value="1.04879111437705">
            <text:p>1.0487911144</text:p>
          </table:table-cell>
          <table:table-cell office:value-type="float" office:value="1.11448023901114">
            <text:p>1.114480239</text:p>
          </table:table-cell>
          <table:table-cell office:value-type="float" office:value="0.968985220612645">
            <text:p>0.9689852206</text:p>
          </table:table-cell>
          <table:table-cell office:value-type="float" office:value="0">
            <text:p>0</text:p>
          </table:table-cell>
          <table:table-cell office:value-type="float" office:value="21.9176109392168">
            <text:p>21.9176109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7889">
            <text:p>17889</text:p>
          </table:table-cell>
          <table:table-cell office:value-type="float" office:value="33710">
            <text:p>33710</text:p>
          </table:table-cell>
          <table:table-cell office:value-type="float" office:value="68148">
            <text:p>68148</text:p>
          </table:table-cell>
          <table:table-cell office:value-type="float" office:value="790.428571428571">
            <text:p>790.4285714286</text:p>
          </table:table-cell>
          <table:table-cell office:value-type="float" office:value="1382.71428571429">
            <text:p>1382.7142857143</text:p>
          </table:table-cell>
          <table:table-cell office:value-type="float" office:value="-395">
            <text:p>-395</text:p>
          </table:table-cell>
          <table:table-cell office:value-type="float" office:value="0.044185173650208">
            <text:p>0.0441851737</text:p>
          </table:table-cell>
          <table:table-cell office:value-type="float" office:value="0.0410179260075433">
            <text:p>0.041017926</text:p>
          </table:table-cell>
          <table:table-cell office:value-type="float" office:value="-0.00579620825262664">
            <text:p>-0.0057962083</text:p>
          </table:table-cell>
          <table:table-cell office:value-type="float" office:value="1.15847467373391">
            <text:p>1.1584746737</text:p>
          </table:table-cell>
          <table:table-cell office:value-type="float" office:value="1.14686038272416">
            <text:p>1.1468603827</text:p>
          </table:table-cell>
          <table:table-cell office:value-type="float" office:value="0.979779119334818">
            <text:p>0.9797791193</text:p>
          </table:table-cell>
          <table:table-cell office:value-type="float" office:value="16.0314012401458">
            <text:p>16.0314012401</text:p>
          </table:table-cell>
          <table:table-cell office:value-type="float" office:value="17.2428920427091">
            <text:p>17.2428920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18340">
            <text:p>18340</text:p>
          </table:table-cell>
          <table:table-cell office:value-type="float" office:value="35105">
            <text:p>35105</text:p>
          </table:table-cell>
          <table:table-cell office:value-type="float" office:value="76633">
            <text:p>76633</text:p>
          </table:table-cell>
          <table:table-cell office:value-type="float" office:value="0">
            <text:p>0</text:p>
          </table:table-cell>
          <table:table-cell office:value-type="float" office:value="1422">
            <text:p>1422</text:p>
          </table:table-cell>
          <table:table-cell office:value-type="float" office:value="3011.5">
            <text:p>3011.5</text:p>
          </table:table-cell>
          <table:table-cell office:value-type="float" office:value="0">
            <text:p>0</text:p>
          </table:table-cell>
          <table:table-cell office:value-type="float" office:value="0.0405070502777382">
            <text:p>0.0405070503</text:p>
          </table:table-cell>
          <table:table-cell office:value-type="float" office:value="0.0392976915950048">
            <text:p>0.0392976916</text:p>
          </table:table-cell>
          <table:table-cell office:value-type="float" office:value="1.09">
            <text:p>1.09</text:p>
          </table:table-cell>
          <table:table-cell office:value-type="float" office:value="1.1449906853716">
            <text:p>1.1449906854</text:p>
          </table:table-cell>
          <table:table-cell office:value-type="float" office:value="1.14056876536932">
            <text:p>1.1405687654</text:p>
          </table:table-cell>
          <table:table-cell office:value-type="float" office:value="0">
            <text:p>0</text:p>
          </table:table-cell>
          <table:table-cell office:value-type="float" office:value="17.4560463850667">
            <text:p>17.4560463851</text:p>
          </table:table-cell>
          <table:table-cell office:value-type="float" office:value="17.9827160699187">
            <text:p>17.982716069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8802">
            <text:p>18802</text:p>
          </table:table-cell>
          <table:table-cell office:value-type="float" office:value="35138">
            <text:p>35138</text:p>
          </table:table-cell>
          <table:table-cell office:value-type="float" office:value="76244">
            <text:p>76244</text:p>
          </table:table-cell>
          <table:table-cell office:value-type="float" office:value="0">
            <text:p>0</text:p>
          </table:table-cell>
          <table:table-cell office:value-type="float" office:value="1367.25">
            <text:p>1367.25</text:p>
          </table:table-cell>
          <table:table-cell office:value-type="float" office:value="2096.2">
            <text:p>2096.2</text:p>
          </table:table-cell>
          <table:table-cell office:value-type="float" office:value="0">
            <text:p>0</text:p>
          </table:table-cell>
          <table:table-cell office:value-type="float" office:value="0.0389108657294098">
            <text:p>0.0389108657</text:p>
          </table:table-cell>
          <table:table-cell office:value-type="float" office:value="0.0274933109490583">
            <text:p>0.0274933109</text:p>
          </table:table-cell>
          <table:table-cell office:value-type="float" office:value="1.09">
            <text:p>1.09</text:p>
          </table:table-cell>
          <table:table-cell office:value-type="float" office:value="1.13915557877769">
            <text:p>1.1391555788</text:p>
          </table:table-cell>
          <table:table-cell office:value-type="float" office:value="1.09770811732971">
            <text:p>1.0977081173</text:p>
          </table:table-cell>
          <table:table-cell office:value-type="float" office:value="0">
            <text:p>0</text:p>
          </table:table-cell>
          <table:table-cell office:value-type="float" office:value="18.1580864664459">
            <text:p>18.1580864664</text:p>
          </table:table-cell>
          <table:table-cell office:value-type="float" office:value="25.5564913891014">
            <text:p>25.556491389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8572">
            <text:p>18572</text:p>
          </table:table-cell>
          <table:table-cell office:value-type="float" office:value="35572">
            <text:p>35572</text:p>
          </table:table-cell>
          <table:table-cell office:value-type="float" office:value="79912">
            <text:p>79912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5">
            <text:p>5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8131">
            <text:p>18131</text:p>
          </table:table-cell>
          <table:table-cell office:value-type="float" office:value="36228">
            <text:p>36228</text:p>
          </table:table-cell>
          <table:table-cell office:value-type="float" office:value="83756">
            <text:p>83756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5">
            <text:p>5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7625">
            <text:p>17625</text:p>
          </table:table-cell>
          <table:table-cell office:value-type="float" office:value="37053">
            <text:p>37053</text:p>
          </table:table-cell>
          <table:table-cell office:value-type="float" office:value="87786">
            <text:p>87786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15.5">
            <text:p>215.5</text:p>
          </table:table-cell>
          <table:table-cell office:value-type="float" office:value="11096">
            <text:p>11096</text:p>
          </table:table-cell>
          <table:table-cell office:value-type="float" office:value="33074.5">
            <text:p>33074.5</text:p>
          </table:table-cell>
          <table:table-cell office:value-type="float" office:value="27.63">
            <text:p>27.63</text:p>
          </table:table-cell>
          <table:table-cell table:number-columns-repeated="3" office:value-type="float" office:value="5">
            <text:p>5</text:p>
          </table:table-cell>
          <table:table-cell office:value-type="float" office:value="889">
            <text:p>889</text:p>
          </table:table-cell>
          <table:table-cell office:value-type="float" office:value="1256">
            <text:p>1256</text:p>
          </table:table-cell>
          <table:table-cell office:value-type="float" office:value="1850">
            <text:p>1850</text:p>
          </table:table-cell>
          <table:table-cell office:value-type="float" office:value="17132">
            <text:p>17132</text:p>
          </table:table-cell>
          <table:table-cell office:value-type="float" office:value="37958">
            <text:p>37958</text:p>
          </table:table-cell>
          <table:table-cell office:value-type="float" office:value="92009">
            <text:p>92009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2">
            <text:p>1.1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11.666666666667">
            <text:p>211.6666666667</text:p>
          </table:table-cell>
          <table:table-cell office:value-type="float" office:value="11267">
            <text:p>11267</text:p>
          </table:table-cell>
          <table:table-cell office:value-type="float" office:value="30607.3333333333">
            <text:p>30607.3333333333</text:p>
          </table:table-cell>
          <table:table-cell office:value-type="float" office:value="27.6733333333333">
            <text:p>27.67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912">
            <text:p>912</text:p>
          </table:table-cell>
          <table:table-cell table:number-columns-repeated="2" office:value-type="float" office:value="1893">
            <text:p>1893</text:p>
          </table:table-cell>
          <table:table-cell office:value-type="float" office:value="16654">
            <text:p>16654</text:p>
          </table:table-cell>
          <table:table-cell office:value-type="float" office:value="38632">
            <text:p>38632</text:p>
          </table:table-cell>
          <table:table-cell office:value-type="float" office:value="96435">
            <text:p>96435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1.17">
            <text:p>1.17</text:p>
          </table:table-cell>
          <table:table-cell office:value-type="float" office:value="-24">
            <text:p>-2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.9">
            <text:p>23.9</text:p>
          </table:table-cell>
          <table:table-cell office:value-type="float" office:value="39.6">
            <text:p>39.6</text:p>
          </table:table-cell>
          <table:table-cell office:value-type="float" office:value="50.9">
            <text:p>50.9</text:p>
          </table:table-cell>
          <table:table-cell office:value-type="float" office:value="23395">
            <text:p>23395</text:p>
          </table:table-cell>
          <table:table-cell office:value-type="float" office:value="23473">
            <text:p>23473</text:p>
          </table:table-cell>
          <table:table-cell office:value-type="float" office:value="29801">
            <text:p>298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5:03.96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71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4cm" svg:width="31.25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236">
                <text:p>7236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92">
                <text:p>10892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80">
                <text:p>7280</text:p>
              </table:table-cell>
              <table:table-cell office:value-type="float" office:value="10238">
                <text:p>10238</text:p>
              </table:table-cell>
              <table:table-cell office:value-type="float" office:value="14381">
                <text:p>143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8">
                <text:p>10288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55">
                <text:p>10855</text:p>
              </table:table-cell>
              <table:table-cell office:value-type="float" office:value="15461">
                <text:p>1546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868">
                <text:p>10868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96">
                <text:p>7296</text:p>
              </table:table-cell>
              <table:table-cell office:value-type="float" office:value="10690">
                <text:p>1069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885">
                <text:p>7885</text:p>
              </table:table-cell>
              <table:table-cell office:value-type="float" office:value="10802">
                <text:p>10802</text:p>
              </table:table-cell>
              <table:table-cell office:value-type="float" office:value="17231">
                <text:p>1723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24">
                <text:p>8524</text:p>
              </table:table-cell>
              <table:table-cell office:value-type="float" office:value="11386">
                <text:p>11386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24">
                <text:p>8424</text:p>
              </table:table-cell>
              <table:table-cell office:value-type="float" office:value="10895">
                <text:p>10895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186">
                <text:p>8186</text:p>
              </table:table-cell>
              <table:table-cell office:value-type="float" office:value="10690">
                <text:p>10690</text:p>
              </table:table-cell>
              <table:table-cell office:value-type="float" office:value="16020">
                <text:p>1602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042">
                <text:p>8042</text:p>
              </table:table-cell>
              <table:table-cell office:value-type="float" office:value="10812">
                <text:p>10812</text:p>
              </table:table-cell>
              <table:table-cell office:value-type="float" office:value="17183">
                <text:p>1718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454">
                <text:p>8454</text:p>
              </table:table-cell>
              <table:table-cell office:value-type="float" office:value="10953">
                <text:p>10953</text:p>
              </table:table-cell>
              <table:table-cell office:value-type="float" office:value="16407">
                <text:p>1640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460">
                <text:p>8460</text:p>
              </table:table-cell>
              <table:table-cell office:value-type="float" office:value="10902">
                <text:p>10902</text:p>
              </table:table-cell>
              <table:table-cell office:value-type="float" office:value="16101">
                <text:p>1610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092">
                <text:p>8092</text:p>
              </table:table-cell>
              <table:table-cell office:value-type="float" office:value="11696">
                <text:p>11696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69">
                <text:p>8269</text:p>
              </table:table-cell>
              <table:table-cell office:value-type="float" office:value="12758">
                <text:p>12758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400">
                <text:p>8400</text:p>
              </table:table-cell>
              <table:table-cell office:value-type="float" office:value="11435">
                <text:p>11435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06">
                <text:p>8306</text:p>
              </table:table-cell>
              <table:table-cell office:value-type="float" office:value="11568">
                <text:p>11568</text:p>
              </table:table-cell>
              <table:table-cell office:value-type="float" office:value="16411">
                <text:p>1641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635">
                <text:p>11635</text:p>
              </table:table-cell>
              <table:table-cell office:value-type="float" office:value="19123">
                <text:p>1912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696">
                <text:p>11696</text:p>
              </table:table-cell>
              <table:table-cell office:value-type="float" office:value="17124">
                <text:p>171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435">
                <text:p>11435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942">
                <text:p>12942</text:p>
              </table:table-cell>
              <table:table-cell office:value-type="float" office:value="22250">
                <text:p>2225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5">
                <text:p>8675</text:p>
              </table:table-cell>
              <table:table-cell office:value-type="float" office:value="13322">
                <text:p>13322</text:p>
              </table:table-cell>
              <table:table-cell office:value-type="float" office:value="20513">
                <text:p>205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120">
                <text:p>12120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620">
                <text:p>13620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580">
                <text:p>8580</text:p>
              </table:table-cell>
              <table:table-cell office:value-type="float" office:value="14592">
                <text:p>14592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270">
                <text:p>14270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618">
                <text:p>14618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48">
                <text:p>10048</text:p>
              </table:table-cell>
              <table:table-cell office:value-type="float" office:value="16286">
                <text:p>16286</text:p>
              </table:table-cell>
              <table:table-cell office:value-type="float" office:value="27631">
                <text:p>2763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80">
                <text:p>11180</text:p>
              </table:table-cell>
              <table:table-cell office:value-type="float" office:value="15710">
                <text:p>15710</text:p>
              </table:table-cell>
              <table:table-cell office:value-type="float" office:value="27017">
                <text:p>270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781">
                <text:p>15781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62">
                <text:p>17862</text:p>
              </table:table-cell>
              <table:table-cell office:value-type="float" office:value="26431">
                <text:p>2643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783">
                <text:p>18783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32">
                <text:p>18732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700">
                <text:p>18700</text:p>
              </table:table-cell>
              <table:table-cell office:value-type="float" office:value="29787">
                <text:p>297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8828">
                <text:p>18828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609">
                <text:p>19609</text:p>
              </table:table-cell>
              <table:table-cell office:value-type="float" office:value="32225">
                <text:p>322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738">
                <text:p>20738</text:p>
              </table:table-cell>
              <table:table-cell office:value-type="float" office:value="30508">
                <text:p>305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184">
                <text:p>14184</text:p>
              </table:table-cell>
              <table:table-cell office:value-type="float" office:value="20855">
                <text:p>20855</text:p>
              </table:table-cell>
              <table:table-cell office:value-type="float" office:value="29180">
                <text:p>2918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373">
                <text:p>22373</text:p>
              </table:table-cell>
              <table:table-cell office:value-type="float" office:value="31741">
                <text:p>3174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699">
                <text:p>22699</text:p>
              </table:table-cell>
              <table:table-cell office:value-type="float" office:value="33596">
                <text:p>3359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531">
                <text:p>21531</text:p>
              </table:table-cell>
              <table:table-cell office:value-type="float" office:value="36114">
                <text:p>3611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3312">
                <text:p>23312</text:p>
              </table:table-cell>
              <table:table-cell office:value-type="float" office:value="39911">
                <text:p>3991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400">
                <text:p>24400</text:p>
              </table:table-cell>
              <table:table-cell office:value-type="float" office:value="42157">
                <text:p>4215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28">
                <text:p>17128</text:p>
              </table:table-cell>
              <table:table-cell office:value-type="float" office:value="24408">
                <text:p>24408</text:p>
              </table:table-cell>
              <table:table-cell office:value-type="float" office:value="42192">
                <text:p>4219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204">
                <text:p>16204</text:p>
              </table:table-cell>
              <table:table-cell office:value-type="float" office:value="26016">
                <text:p>26016</text:p>
              </table:table-cell>
              <table:table-cell office:value-type="float" office:value="44377">
                <text:p>4437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26">
                <text:p>26626</text:p>
              </table:table-cell>
              <table:table-cell office:value-type="float" office:value="39252">
                <text:p>3925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4242">
                <text:p>24242</text:p>
              </table:table-cell>
              <table:table-cell office:value-type="float" office:value="40779">
                <text:p>4077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42">
                <text:p>17342</text:p>
              </table:table-cell>
              <table:table-cell office:value-type="float" office:value="23703">
                <text:p>23703</text:p>
              </table:table-cell>
              <table:table-cell office:value-type="float" office:value="41147">
                <text:p>4114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6850">
                <text:p>16850</text:p>
              </table:table-cell>
              <table:table-cell office:value-type="float" office:value="25178">
                <text:p>25178</text:p>
              </table:table-cell>
              <table:table-cell office:value-type="float" office:value="43024">
                <text:p>4302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8150">
                <text:p>18150</text:p>
              </table:table-cell>
              <table:table-cell office:value-type="float" office:value="27076">
                <text:p>27076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7955">
                <text:p>17955</text:p>
              </table:table-cell>
              <table:table-cell office:value-type="float" office:value="25325">
                <text:p>25325</text:p>
              </table:table-cell>
              <table:table-cell office:value-type="float" office:value="39949">
                <text:p>3994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193">
                <text:p>14193</text:p>
              </table:table-cell>
              <table:table-cell office:value-type="float" office:value="25826">
                <text:p>25826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053">
                <text:p>13053</text:p>
              </table:table-cell>
              <table:table-cell office:value-type="float" office:value="24660">
                <text:p>24660</text:p>
              </table:table-cell>
              <table:table-cell office:value-type="float" office:value="41610">
                <text:p>4161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136">
                <text:p>14136</text:p>
              </table:table-cell>
              <table:table-cell office:value-type="float" office:value="25661">
                <text:p>25661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3376">
                <text:p>13376</text:p>
              </table:table-cell>
              <table:table-cell office:value-type="float" office:value="25236">
                <text:p>25236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1913">
                <text:p>11913</text:p>
              </table:table-cell>
              <table:table-cell office:value-type="float" office:value="22975">
                <text:p>22975</text:p>
              </table:table-cell>
              <table:table-cell office:value-type="float" office:value="44712">
                <text:p>447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3053">
                <text:p>13053</text:p>
              </table:table-cell>
              <table:table-cell office:value-type="float" office:value="23700">
                <text:p>23700</text:p>
              </table:table-cell>
              <table:table-cell office:value-type="float" office:value="47628">
                <text:p>4762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4136">
                <text:p>14136</text:p>
              </table:table-cell>
              <table:table-cell office:value-type="float" office:value="26190">
                <text:p>26190</text:p>
              </table:table-cell>
              <table:table-cell office:value-type="float" office:value="50472">
                <text:p>5047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3376">
                <text:p>13376</text:p>
              </table:table-cell>
              <table:table-cell office:value-type="float" office:value="25920">
                <text:p>25920</text:p>
              </table:table-cell>
              <table:table-cell office:value-type="float" office:value="50508">
                <text:p>5050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1913">
                <text:p>11913</text:p>
              </table:table-cell>
              <table:table-cell office:value-type="float" office:value="24930">
                <text:p>24930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4003">
                <text:p>14003</text:p>
              </table:table-cell>
              <table:table-cell office:value-type="float" office:value="27269">
                <text:p>27269</text:p>
              </table:table-cell>
              <table:table-cell office:value-type="float" office:value="52380">
                <text:p>5238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8594">
                <text:p>28594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7357">
                <text:p>27357</text:p>
              </table:table-cell>
              <table:table-cell office:value-type="float" office:value="51450">
                <text:p>5145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796">
                <text:p>16796</text:p>
              </table:table-cell>
              <table:table-cell office:value-type="float" office:value="28960">
                <text:p>28960</text:p>
              </table:table-cell>
              <table:table-cell office:value-type="float" office:value="54540">
                <text:p>5454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7613">
                <text:p>17613</text:p>
              </table:table-cell>
              <table:table-cell office:value-type="float" office:value="32040">
                <text:p>32040</text:p>
              </table:table-cell>
              <table:table-cell office:value-type="float" office:value="59976">
                <text:p>5997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6891">
                <text:p>16891</text:p>
              </table:table-cell>
              <table:table-cell office:value-type="float" office:value="29337">
                <text:p>29337</text:p>
              </table:table-cell>
              <table:table-cell office:value-type="float" office:value="61740">
                <text:p>6174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9546">
                <text:p>29546</text:p>
              </table:table-cell>
              <table:table-cell office:value-type="float" office:value="62568">
                <text:p>6256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5246">
                <text:p>15246</text:p>
              </table:table-cell>
              <table:table-cell office:value-type="float" office:value="28288">
                <text:p>28288</text:p>
              </table:table-cell>
              <table:table-cell office:value-type="float" office:value="64080">
                <text:p>6408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960">
                <text:p>17960</text:p>
              </table:table-cell>
              <table:table-cell office:value-type="float" office:value="32064">
                <text:p>32064</text:p>
              </table:table-cell>
              <table:table-cell office:value-type="float" office:value="63936">
                <text:p>6393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330">
                <text:p>14330</text:p>
              </table:table-cell>
              <table:table-cell office:value-type="float" office:value="27525">
                <text:p>27525</text:p>
              </table:table-cell>
              <table:table-cell office:value-type="float" office:value="61956">
                <text:p>6195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645">
                <text:p>16645</text:p>
              </table:table-cell>
              <table:table-cell office:value-type="float" office:value="29624">
                <text:p>29624</text:p>
              </table:table-cell>
              <table:table-cell office:value-type="float" office:value="64728">
                <text:p>6472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7082">
                <text:p>17082</text:p>
              </table:table-cell>
              <table:table-cell office:value-type="float" office:value="32566">
                <text:p>32566</text:p>
              </table:table-cell>
              <table:table-cell office:value-type="float" office:value="69840">
                <text:p>6984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7196">
                <text:p>17196</text:p>
              </table:table-cell>
              <table:table-cell office:value-type="float" office:value="32403">
                <text:p>32403</text:p>
              </table:table-cell>
              <table:table-cell office:value-type="float" office:value="66600">
                <text:p>6660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7889">
                <text:p>17889</text:p>
              </table:table-cell>
              <table:table-cell office:value-type="float" office:value="33710">
                <text:p>33710</text:p>
              </table:table-cell>
              <table:table-cell office:value-type="float" office:value="68148">
                <text:p>6814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8340">
                <text:p>18340</text:p>
              </table:table-cell>
              <table:table-cell office:value-type="float" office:value="35105">
                <text:p>35105</text:p>
              </table:table-cell>
              <table:table-cell office:value-type="float" office:value="76633">
                <text:p>7663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8802">
                <text:p>18802</text:p>
              </table:table-cell>
              <table:table-cell office:value-type="float" office:value="35138">
                <text:p>35138</text:p>
              </table:table-cell>
              <table:table-cell office:value-type="float" office:value="76244">
                <text:p>7624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8572">
                <text:p>18572</text:p>
              </table:table-cell>
              <table:table-cell office:value-type="float" office:value="35572">
                <text:p>35572</text:p>
              </table:table-cell>
              <table:table-cell office:value-type="float" office:value="79912">
                <text:p>7991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8131">
                <text:p>18131</text:p>
              </table:table-cell>
              <table:table-cell office:value-type="float" office:value="36228">
                <text:p>36228</text:p>
              </table:table-cell>
              <table:table-cell office:value-type="float" office:value="83756">
                <text:p>8375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7625">
                <text:p>17625</text:p>
              </table:table-cell>
              <table:table-cell office:value-type="float" office:value="37053">
                <text:p>37053</text:p>
              </table:table-cell>
              <table:table-cell office:value-type="float" office:value="87786">
                <text:p>8778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7132">
                <text:p>17132</text:p>
              </table:table-cell>
              <table:table-cell office:value-type="float" office:value="37958">
                <text:p>37958</text:p>
              </table:table-cell>
              <table:table-cell office:value-type="float" office:value="92009">
                <text:p>9200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6654">
                <text:p>16654</text:p>
              </table:table-cell>
              <table:table-cell office:value-type="float" office:value="38632">
                <text:p>38632</text:p>
              </table:table-cell>
              <table:table-cell office:value-type="float" office:value="96435">
                <text:p>96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29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1.0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7.6733333333333">
                <text:p>27.67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4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537066329607">
                <text:p>0.97053706632960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78262927002">
                <text:p>1.046782629270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801483276582">
                <text:p>1.0280148327658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8101196800141">
                <text:p>1.0810119680014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226094146108">
                <text:p>1.0922609414610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360570490184">
                <text:p>1.103605704901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245969455912">
                <text:p>1.0524596945591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5666157558454">
                <text:p>0.99566615755845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226094146108">
                <text:p>1.0922609414610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699655654719">
                <text:p>1.0969965565471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886996948604">
                <text:p>1.0188699694860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5493123709252">
                <text:p>1.0549312370925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235746344864">
                <text:p>1.0023574634486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444231612888">
                <text:p>1.0244423161288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88842985839">
                <text:p>1.108884298583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886117288502">
                <text:p>1.0488611728850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749557521438">
                <text:p>1.0774955752143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278708151608">
                <text:p>1.0627870815160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88842985839">
                <text:p>1.10888429858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612136880174">
                <text:p>1.0961213688017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67113492573">
                <text:p>1.0156711349257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076048208781">
                <text:p>1.0307604820878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78514525801">
                <text:p>1.097851452580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276626101124">
                <text:p>1.1027662610112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16857498224">
                <text:p>1.0261685749822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93775940086">
                <text:p>1.04937759400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7258287675">
                <text:p>1.1172582876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217859959579">
                <text:p>1.1321785995957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900932889843">
                <text:p>1.119009328898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107492958282">
                <text:p>1.2010749295828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496567939484">
                <text:p>1.184965679394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047135692467">
                <text:p>1.1404713569246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093596925849">
                <text:p>1.1309359692584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12477728793">
                <text:p>1.071247772879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113895773007">
                <text:p>1.0711389577300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380859326261">
                <text:p>1.0538085932626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079267594212">
                <text:p>1.0407926759421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9198203147">
                <text:p>1.07919820314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39467413653">
                <text:p>1.0823946741365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193921184862">
                <text:p>1.0919392118486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1130848656545">
                <text:p>1.111308486565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1841459392636">
                <text:p>1.0184145939263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761091133997">
                <text:p>0.976109113399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129660240365">
                <text:p>1.1612966024036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381727165099">
                <text:p>1.1438172716509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1436232290717">
                <text:p>1.0143623229071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90821644042661">
                <text:p>0.99082164404266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951512489889">
                <text:p>1.1595151248988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225918105289">
                <text:p>1.112259181052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1551711071373">
                <text:p>1.0155171107137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0318977779329">
                <text:p>1.1031897777932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8839673164527">
                <text:p>1.0883967316452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09488966387534">
                <text:p>0.90948896638753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3895183792252">
                <text:p>1.0389518379225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11289079548428">
                <text:p>1.1128907954842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0483765573151">
                <text:p>1.1048376557315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65423903477">
                <text:p>1.096542390347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0761300323215">
                <text:p>1.1076130032321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4571707884655">
                <text:p>1.1457170788465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0633934820536">
                <text:p>1.0063393482053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2671003708678">
                <text:p>1.1267100370867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0620514790588">
                <text:p>1.1062051479058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26674426645456">
                <text:p>0.92667442664545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0569221352301">
                <text:p>1.1056922135230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7686032167351">
                <text:p>1.0768603216735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104400940609">
                <text:p>1.0610440094060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69097186267">
                <text:p>1.016909718626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20331519296337">
                <text:p>1.2033151929633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3028749005949">
                <text:p>1.1302874900594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11448023901114">
                <text:p>1.114480239011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4686038272416">
                <text:p>1.1468603827241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1449906853716">
                <text:p>1.144990685371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13915557877769">
                <text:p>1.1391555787776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074.5">
                <text:p>33074.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0607.3333333333">
                <text:p>3060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